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inherit" svg:font-family="inherit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</style:style>
    <style:style style:name="P2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</style:style>
    <style:style style:name="T1" style:family="text">
      <style:text-properties fo:font-variant="normal" fo:text-transform="none" fo:color="#000000" style:font-name="Helvetica Neue" fo:font-size="10.5pt" fo:letter-spacing="normal" fo:font-style="italic" fo:font-weight="normal" loext:padding="0in" loext:border="none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ragraph" fo:padding="0in" fo:border-left="0.06pt solid #000000" fo:border-right="none" fo:border-top="none" fo:border-bottom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3" text:anchor-type="page" text:anchor-page-number="1" svg:x="0.052in" svg:y="0in" svg:width="10.052in" draw:z-index="0">
        <draw:text-box fo:min-height="0.1772in">
          <text:p text:style-name="Text_20_body"/>
        </draw:text-box>
      </draw:frame>
      <draw:frame draw:style-name="fr1" draw:name="Frame4" text:anchor-type="page" text:anchor-page-number="1" svg:x="0.052in" svg:y="0.3543in" svg:width="0.4374in" draw:z-index="1">
        <draw:text-box fo:min-height="0.1772in">
          <text:p text:style-name="Text_20_body"/>
        </draw:text-box>
      </draw:frame>
      <draw:frame draw:style-name="fr1" draw:name="Frame5" text:anchor-type="page" text:anchor-page-number="1" svg:x="0.052in" svg:y="0.1772in" svg:width="10.0626in" draw:z-index="2">
        <draw:text-box fo:min-height="0.1772in">
          <text:p text:style-name="Text_20_body"/>
        </draw:text-box>
      </draw:frame>
      <draw:frame draw:style-name="fr2" draw:name="Frame8" text:anchor-type="page" text:anchor-page-number="1" svg:x="0.052in" svg:y="0in" svg:width="0.0161in" draw:z-index="3">
        <draw:text-box fo:min-height="0.1772in">
          <text:p text:style-name="Text_20_body"/>
        </draw:text-box>
      </draw:frame>
      <draw:frame draw:style-name="fr2" draw:name="Frame11" text:anchor-type="page" text:anchor-page-number="1" svg:x="0.052in" svg:y="0in" svg:width="0.0161in" draw:z-index="4">
        <draw:text-box fo:min-height="0.1772in">
          <text:p text:style-name="Text_20_body"/>
        </draw:text-box>
      </draw:frame>
      <draw:frame draw:style-name="fr2" draw:name="Frame14" text:anchor-type="page" text:anchor-page-number="1" svg:x="0.052in" svg:y="0in" svg:width="0.0161in" draw:z-index="5">
        <draw:text-box fo:min-height="0.1772in">
          <text:p text:style-name="Text_20_body"/>
        </draw:text-box>
      </draw:frame>
      <draw:frame draw:style-name="fr2" draw:name="Frame17" text:anchor-type="page" text:anchor-page-number="1" svg:x="0.052in" svg:y="0in" svg:width="0.0161in" draw:z-index="6">
        <draw:text-box fo:min-height="0.1772in">
          <text:p text:style-name="Text_20_body"/>
        </draw:text-box>
      </draw:frame>
      <draw:frame draw:style-name="fr2" draw:name="Frame20" text:anchor-type="page" text:anchor-page-number="1" svg:x="0.052in" svg:y="0in" svg:width="0.0161in" draw:z-index="7">
        <draw:text-box fo:min-height="0.1772in">
          <text:p text:style-name="Text_20_body"/>
        </draw:text-box>
      </draw:frame>
      <draw:frame draw:style-name="fr2" draw:name="Frame23" text:anchor-type="page" text:anchor-page-number="1" svg:x="0.052in" svg:y="0in" svg:width="0.0161in" draw:z-index="8">
        <draw:text-box fo:min-height="0.1772in">
          <text:p text:style-name="Text_20_body"/>
        </draw:text-box>
      </draw:frame>
      <draw:frame draw:style-name="fr2" draw:name="Frame26" text:anchor-type="page" text:anchor-page-number="1" svg:x="0.052in" svg:y="0in" svg:width="0.0161in" draw:z-index="9">
        <draw:text-box fo:min-height="0.1772in">
          <text:p text:style-name="Text_20_body"/>
        </draw:text-box>
      </draw:frame>
      <draw:frame draw:style-name="fr2" draw:name="Frame29" text:anchor-type="page" text:anchor-page-number="1" svg:x="0.052in" svg:y="0in" svg:width="0.0161in" draw:z-index="10">
        <draw:text-box fo:min-height="0.1772in">
          <text:p text:style-name="Text_20_body"/>
        </draw:text-box>
      </draw:frame>
      <draw:frame draw:style-name="fr2" draw:name="Frame32" text:anchor-type="page" text:anchor-page-number="1" svg:x="0.052in" svg:y="0in" svg:width="0.0161in" draw:z-index="11">
        <draw:text-box fo:min-height="0.1772in">
          <text:p text:style-name="Text_20_body"/>
        </draw:text-box>
      </draw:frame>
      <draw:frame draw:style-name="fr2" draw:name="Frame35" text:anchor-type="page" text:anchor-page-number="1" svg:x="0.052in" svg:y="0in" svg:width="0.0161in" draw:z-index="12">
        <draw:text-box fo:min-height="0.1772in">
          <text:p text:style-name="Text_20_body"/>
        </draw:text-box>
      </draw:frame>
      <draw:frame draw:style-name="fr2" draw:name="Frame38" text:anchor-type="page" text:anchor-page-number="1" svg:x="0.052in" svg:y="0in" svg:width="0.0161in" draw:z-index="13">
        <draw:text-box fo:min-height="0.1772in">
          <text:p text:style-name="Text_20_body"/>
        </draw:text-box>
      </draw:frame>
      <draw:frame draw:style-name="fr2" draw:name="Frame41" text:anchor-type="page" text:anchor-page-number="1" svg:x="0.052in" svg:y="0in" svg:width="0.0161in" draw:z-index="14">
        <draw:text-box fo:min-height="0.1772in">
          <text:p text:style-name="Text_20_body"/>
        </draw:text-box>
      </draw:frame>
      <draw:frame draw:style-name="fr2" draw:name="Frame44" text:anchor-type="page" text:anchor-page-number="1" svg:x="0.052in" svg:y="0in" svg:width="0.0161in" draw:z-index="15">
        <draw:text-box fo:min-height="0.1772in">
          <text:p text:style-name="Text_20_body"/>
        </draw:text-box>
      </draw:frame>
      <draw:frame draw:style-name="fr2" draw:name="Frame47" text:anchor-type="page" text:anchor-page-number="1" svg:x="0.052in" svg:y="0in" svg:width="0.0161in" draw:z-index="16">
        <draw:text-box fo:min-height="0.1772in">
          <text:p text:style-name="Text_20_body"/>
        </draw:text-box>
      </draw:frame>
      <draw:frame draw:style-name="fr2" draw:name="Frame50" text:anchor-type="page" text:anchor-page-number="1" svg:x="0.052in" svg:y="0in" svg:width="0.0161in" draw:z-index="17">
        <draw:text-box fo:min-height="0.1772in">
          <text:p text:style-name="Text_20_body"/>
        </draw:text-box>
      </draw:frame>
      <draw:frame draw:style-name="fr2" draw:name="Frame53" text:anchor-type="page" text:anchor-page-number="1" svg:x="0.052in" svg:y="0in" svg:width="0.0161in" draw:z-index="18">
        <draw:text-box fo:min-height="0.1772in">
          <text:p text:style-name="Text_20_body"/>
        </draw:text-box>
      </draw:frame>
      <draw:frame draw:style-name="fr2" draw:name="Frame56" text:anchor-type="page" text:anchor-page-number="1" svg:x="0.052in" svg:y="0in" svg:width="0.0161in" draw:z-index="19">
        <draw:text-box fo:min-height="0.1772in">
          <text:p text:style-name="Text_20_body"/>
        </draw:text-box>
      </draw:frame>
      <draw:frame draw:style-name="fr2" draw:name="Frame59" text:anchor-type="page" text:anchor-page-number="1" svg:x="0.052in" svg:y="0in" svg:width="0.0161in" draw:z-index="20">
        <draw:text-box fo:min-height="0.1772in">
          <text:p text:style-name="Text_20_body"/>
        </draw:text-box>
      </draw:frame>
      <draw:frame draw:style-name="fr2" draw:name="Frame62" text:anchor-type="page" text:anchor-page-number="1" svg:x="0.052in" svg:y="0in" svg:width="0.0161in" draw:z-index="21">
        <draw:text-box fo:min-height="0.1772in">
          <text:p text:style-name="Text_20_body"/>
        </draw:text-box>
      </draw:frame>
      <draw:frame draw:style-name="fr2" draw:name="Frame65" text:anchor-type="page" text:anchor-page-number="1" svg:x="0.052in" svg:y="0in" svg:width="0.0161in" draw:z-index="22">
        <draw:text-box fo:min-height="0.1772in">
          <text:p text:style-name="Text_20_body"/>
        </draw:text-box>
      </draw:frame>
      <draw:frame draw:style-name="fr2" draw:name="Frame68" text:anchor-type="page" text:anchor-page-number="1" svg:x="0.052in" svg:y="0in" svg:width="0.0161in" draw:z-index="23">
        <draw:text-box fo:min-height="0.1772in">
          <text:p text:style-name="Text_20_body"/>
        </draw:text-box>
      </draw:frame>
      <draw:frame draw:style-name="fr2" draw:name="Frame71" text:anchor-type="page" text:anchor-page-number="1" svg:x="0.052in" svg:y="0in" svg:width="0.0161in" draw:z-index="24">
        <draw:text-box fo:min-height="0.1772in">
          <text:p text:style-name="Text_20_body"/>
        </draw:text-box>
      </draw:frame>
      <draw:frame draw:style-name="fr2" draw:name="Frame74" text:anchor-type="page" text:anchor-page-number="1" svg:x="0.052in" svg:y="0in" svg:width="0.0161in" draw:z-index="25">
        <draw:text-box fo:min-height="0.1772in">
          <text:p text:style-name="Text_20_body"/>
        </draw:text-box>
      </draw:frame>
      <draw:frame draw:style-name="fr2" draw:name="Frame77" text:anchor-type="page" text:anchor-page-number="1" svg:x="0.052in" svg:y="0in" svg:width="0.0161in" draw:z-index="26">
        <draw:text-box fo:min-height="0.1772in">
          <text:p text:style-name="Text_20_body"/>
        </draw:text-box>
      </draw:frame>
      <draw:frame draw:style-name="fr2" draw:name="Frame80" text:anchor-type="page" text:anchor-page-number="1" svg:x="0.052in" svg:y="0in" svg:width="0.0161in" draw:z-index="27">
        <draw:text-box fo:min-height="0.1772in">
          <text:p text:style-name="Text_20_body"/>
        </draw:text-box>
      </draw:frame>
      <draw:frame draw:style-name="fr2" draw:name="Frame83" text:anchor-type="page" text:anchor-page-number="1" svg:x="0.052in" svg:y="0in" svg:width="0.0161in" draw:z-index="28">
        <draw:text-box fo:min-height="0.1772in">
          <text:p text:style-name="Text_20_body"/>
        </draw:text-box>
      </draw:frame>
      <draw:frame draw:style-name="fr2" draw:name="Frame86" text:anchor-type="page" text:anchor-page-number="1" svg:x="0.052in" svg:y="0in" svg:width="0.0161in" draw:z-index="29">
        <draw:text-box fo:min-height="0.1772in">
          <text:p text:style-name="Text_20_body"/>
        </draw:text-box>
      </draw:frame>
      <draw:frame draw:style-name="fr2" draw:name="Frame89" text:anchor-type="page" text:anchor-page-number="1" svg:x="0.052in" svg:y="0in" svg:width="0.0161in" draw:z-index="30">
        <draw:text-box fo:min-height="0.1772in">
          <text:p text:style-name="Text_20_body"/>
        </draw:text-box>
      </draw:frame>
      <draw:frame draw:style-name="fr2" draw:name="Frame92" text:anchor-type="page" text:anchor-page-number="1" svg:x="0.052in" svg:y="0in" svg:width="0.0161in" draw:z-index="31">
        <draw:text-box fo:min-height="0.1772in">
          <text:p text:style-name="Text_20_body"/>
        </draw:text-box>
      </draw:frame>
      <draw:frame draw:style-name="fr2" draw:name="Frame95" text:anchor-type="page" text:anchor-page-number="1" svg:x="0.052in" svg:y="0in" svg:width="0.0161in" draw:z-index="32">
        <draw:text-box fo:min-height="0.1772in">
          <text:p text:style-name="Text_20_body"/>
        </draw:text-box>
      </draw:frame>
      <draw:frame draw:style-name="fr2" draw:name="Frame98" text:anchor-type="page" text:anchor-page-number="1" svg:x="0.052in" svg:y="0in" svg:width="0.0161in" draw:z-index="33">
        <draw:text-box fo:min-height="0.1772in">
          <text:p text:style-name="Text_20_body"/>
        </draw:text-box>
      </draw:frame>
      <draw:frame draw:style-name="fr2" draw:name="Frame101" text:anchor-type="page" text:anchor-page-number="1" svg:x="0.052in" svg:y="0in" svg:width="0.0161in" draw:z-index="34">
        <draw:text-box fo:min-height="0.1772in">
          <text:p text:style-name="Text_20_body"/>
        </draw:text-box>
      </draw:frame>
      <draw:frame draw:style-name="fr2" draw:name="Frame104" text:anchor-type="page" text:anchor-page-number="1" svg:x="0.052in" svg:y="0in" svg:width="0.0161in" draw:z-index="35">
        <draw:text-box fo:min-height="0.1772in">
          <text:p text:style-name="Text_20_body"/>
        </draw:text-box>
      </draw:frame>
      <draw:frame draw:style-name="fr2" draw:name="Frame107" text:anchor-type="page" text:anchor-page-number="1" svg:x="0.052in" svg:y="0in" svg:width="0.0161in" draw:z-index="36">
        <draw:text-box fo:min-height="0.1772in">
          <text:p text:style-name="Text_20_body"/>
        </draw:text-box>
      </draw:frame>
      <draw:frame draw:style-name="fr2" draw:name="Frame110" text:anchor-type="page" text:anchor-page-number="1" svg:x="0.052in" svg:y="0in" svg:width="0.0161in" draw:z-index="37">
        <draw:text-box fo:min-height="0.1772in">
          <text:p text:style-name="Text_20_body"/>
        </draw:text-box>
      </draw:frame>
      <draw:frame draw:style-name="fr2" draw:name="Frame113" text:anchor-type="page" text:anchor-page-number="1" svg:x="0.052in" svg:y="0in" svg:width="0.0161in" draw:z-index="38">
        <draw:text-box fo:min-height="0.1772in">
          <text:p text:style-name="Text_20_body"/>
        </draw:text-box>
      </draw:frame>
      <draw:frame draw:style-name="fr2" draw:name="Frame116" text:anchor-type="page" text:anchor-page-number="1" svg:x="0.052in" svg:y="0in" svg:width="0.0161in" draw:z-index="39">
        <draw:text-box fo:min-height="0.1772in">
          <text:p text:style-name="Text_20_body"/>
        </draw:text-box>
      </draw:frame>
      <draw:frame draw:style-name="fr2" draw:name="Frame119" text:anchor-type="page" text:anchor-page-number="1" svg:x="0.052in" svg:y="0in" svg:width="0.0161in" draw:z-index="40">
        <draw:text-box fo:min-height="0.1772in">
          <text:p text:style-name="Text_20_body"/>
        </draw:text-box>
      </draw:frame>
      <draw:frame draw:style-name="fr2" draw:name="Frame122" text:anchor-type="page" text:anchor-page-number="1" svg:x="0.052in" svg:y="0in" svg:width="0.0161in" draw:z-index="41">
        <draw:text-box fo:min-height="0.1772in">
          <text:p text:style-name="Text_20_body"/>
        </draw:text-box>
      </draw:frame>
      <draw:frame draw:style-name="fr2" draw:name="Frame125" text:anchor-type="page" text:anchor-page-number="1" svg:x="0.052in" svg:y="0in" svg:width="0.0161in" draw:z-index="42">
        <draw:text-box fo:min-height="0.1772in">
          <text:p text:style-name="Text_20_body"/>
        </draw:text-box>
      </draw:frame>
      <draw:frame draw:style-name="fr2" draw:name="Frame128" text:anchor-type="page" text:anchor-page-number="1" svg:x="0.052in" svg:y="0in" svg:width="0.0161in" draw:z-index="43">
        <draw:text-box fo:min-height="0.1772in">
          <text:p text:style-name="Text_20_body"/>
        </draw:text-box>
      </draw:frame>
      <draw:frame draw:style-name="fr2" draw:name="Frame131" text:anchor-type="page" text:anchor-page-number="1" svg:x="0.052in" svg:y="0in" svg:width="0.0161in" draw:z-index="44">
        <draw:text-box fo:min-height="0.1772in">
          <text:p text:style-name="Text_20_body"/>
        </draw:text-box>
      </draw:frame>
      <draw:frame draw:style-name="fr2" draw:name="Frame134" text:anchor-type="page" text:anchor-page-number="1" svg:x="0.052in" svg:y="0in" svg:width="0.0161in" draw:z-index="45">
        <draw:text-box fo:min-height="0.1772in">
          <text:p text:style-name="Text_20_body"/>
        </draw:text-box>
      </draw:frame>
      <draw:frame draw:style-name="fr2" draw:name="Frame137" text:anchor-type="page" text:anchor-page-number="1" svg:x="0.052in" svg:y="0in" svg:width="0.0161in" draw:z-index="46">
        <draw:text-box fo:min-height="0.1772in">
          <text:p text:style-name="Text_20_body"/>
        </draw:text-box>
      </draw:frame>
      <draw:frame draw:style-name="fr2" draw:name="Frame140" text:anchor-type="page" text:anchor-page-number="1" svg:x="0.052in" svg:y="0in" svg:width="0.0161in" draw:z-index="47">
        <draw:text-box fo:min-height="0.1772in">
          <text:p text:style-name="Text_20_body"/>
        </draw:text-box>
      </draw:frame>
      <draw:frame draw:style-name="fr2" draw:name="Frame143" text:anchor-type="page" text:anchor-page-number="1" svg:x="0.052in" svg:y="0in" svg:width="0.0161in" draw:z-index="48">
        <draw:text-box fo:min-height="0.1772in">
          <text:p text:style-name="Text_20_body"/>
        </draw:text-box>
      </draw:frame>
      <draw:frame draw:style-name="fr2" draw:name="Frame146" text:anchor-type="page" text:anchor-page-number="1" svg:x="0.052in" svg:y="0in" svg:width="0.0161in" draw:z-index="49">
        <draw:text-box fo:min-height="0.1772in">
          <text:p text:style-name="Text_20_body"/>
        </draw:text-box>
      </draw:frame>
      <draw:frame draw:style-name="fr2" draw:name="Frame149" text:anchor-type="page" text:anchor-page-number="1" svg:x="0.052in" svg:y="0in" svg:width="0.0161in" draw:z-index="50">
        <draw:text-box fo:min-height="0.1772in">
          <text:p text:style-name="Text_20_body"/>
        </draw:text-box>
      </draw:frame>
      <draw:frame draw:style-name="fr2" draw:name="Frame152" text:anchor-type="page" text:anchor-page-number="1" svg:x="0.052in" svg:y="0in" svg:width="0.0161in" draw:z-index="51">
        <draw:text-box fo:min-height="0.1772in">
          <text:p text:style-name="Text_20_body"/>
        </draw:text-box>
      </draw:frame>
      <draw:frame draw:style-name="fr2" draw:name="Frame155" text:anchor-type="page" text:anchor-page-number="1" svg:x="0.052in" svg:y="0in" svg:width="0.0161in" draw:z-index="52">
        <draw:text-box fo:min-height="0.1772in">
          <text:p text:style-name="Text_20_body"/>
        </draw:text-box>
      </draw:frame>
      <draw:frame draw:style-name="fr2" draw:name="Frame158" text:anchor-type="page" text:anchor-page-number="1" svg:x="0.052in" svg:y="0in" svg:width="0.0161in" draw:z-index="53">
        <draw:text-box fo:min-height="0.1772in">
          <text:p text:style-name="Text_20_body"/>
        </draw:text-box>
      </draw:frame>
      <draw:frame draw:style-name="fr2" draw:name="Frame161" text:anchor-type="page" text:anchor-page-number="1" svg:x="0.052in" svg:y="0in" svg:width="0.0161in" draw:z-index="54">
        <draw:text-box fo:min-height="0.1772in">
          <text:p text:style-name="Text_20_body"/>
        </draw:text-box>
      </draw:frame>
      <draw:frame draw:style-name="fr2" draw:name="Frame164" text:anchor-type="page" text:anchor-page-number="1" svg:x="0.052in" svg:y="0in" svg:width="0.0161in" draw:z-index="55">
        <draw:text-box fo:min-height="0.1772in">
          <text:p text:style-name="Text_20_body"/>
        </draw:text-box>
      </draw:frame>
      <draw:frame draw:style-name="fr2" draw:name="Frame167" text:anchor-type="page" text:anchor-page-number="1" svg:x="0.052in" svg:y="0in" svg:width="0.0161in" draw:z-index="56">
        <draw:text-box fo:min-height="0.1772in">
          <text:p text:style-name="Text_20_body"/>
        </draw:text-box>
      </draw:frame>
      <draw:frame draw:style-name="fr2" draw:name="Frame170" text:anchor-type="page" text:anchor-page-number="1" svg:x="0.052in" svg:y="0in" svg:width="0.0161in" draw:z-index="57">
        <draw:text-box fo:min-height="0.1772in">
          <text:p text:style-name="Text_20_body"/>
        </draw:text-box>
      </draw:frame>
      <draw:frame draw:style-name="fr2" draw:name="Frame173" text:anchor-type="page" text:anchor-page-number="1" svg:x="0.052in" svg:y="0in" svg:width="0.0161in" draw:z-index="58">
        <draw:text-box fo:min-height="0.1772in">
          <text:p text:style-name="Text_20_body"/>
        </draw:text-box>
      </draw:frame>
      <draw:frame draw:style-name="fr2" draw:name="Frame176" text:anchor-type="page" text:anchor-page-number="1" svg:x="0.052in" svg:y="0in" svg:width="0.0161in" draw:z-index="59">
        <draw:text-box fo:min-height="0.1772in">
          <text:p text:style-name="Text_20_body"/>
        </draw:text-box>
      </draw:frame>
      <draw:frame draw:style-name="fr2" draw:name="Frame179" text:anchor-type="page" text:anchor-page-number="1" svg:x="0.052in" svg:y="0in" svg:width="0.0161in" draw:z-index="60">
        <draw:text-box fo:min-height="0.1772in">
          <text:p text:style-name="Text_20_body"/>
        </draw:text-box>
      </draw:frame>
      <draw:frame draw:style-name="fr2" draw:name="Frame182" text:anchor-type="page" text:anchor-page-number="1" svg:x="0.052in" svg:y="0in" svg:width="0.0161in" draw:z-index="61">
        <draw:text-box fo:min-height="0.1772in">
          <text:p text:style-name="Text_20_body"/>
        </draw:text-box>
      </draw:frame>
      <draw:frame draw:style-name="fr2" draw:name="Frame185" text:anchor-type="page" text:anchor-page-number="1" svg:x="0.052in" svg:y="0in" svg:width="0.0161in" draw:z-index="62">
        <draw:text-box fo:min-height="0.1772in">
          <text:p text:style-name="Text_20_body"/>
        </draw:text-box>
      </draw:frame>
      <draw:frame draw:style-name="fr2" draw:name="Frame188" text:anchor-type="page" text:anchor-page-number="1" svg:x="0.052in" svg:y="0in" svg:width="0.0161in" draw:z-index="63">
        <draw:text-box fo:min-height="0.1772in">
          <text:p text:style-name="Text_20_body"/>
        </draw:text-box>
      </draw:frame>
      <draw:frame draw:style-name="fr2" draw:name="Frame191" text:anchor-type="page" text:anchor-page-number="1" svg:x="0.052in" svg:y="0in" svg:width="0.0161in" draw:z-index="64">
        <draw:text-box fo:min-height="0.1772in">
          <text:p text:style-name="Text_20_body"/>
        </draw:text-box>
      </draw:frame>
      <draw:frame draw:style-name="fr2" draw:name="Frame194" text:anchor-type="page" text:anchor-page-number="1" svg:x="0.052in" svg:y="0in" svg:width="0.0161in" draw:z-index="65">
        <draw:text-box fo:min-height="0.1772in">
          <text:p text:style-name="Text_20_body"/>
        </draw:text-box>
      </draw:frame>
      <draw:frame draw:style-name="fr1" draw:name="Frame197" text:anchor-type="page" text:anchor-page-number="1" svg:x="0.052in" svg:y="0in" svg:width="10.052in" draw:z-index="66">
        <draw:text-box fo:min-height="0.1772in">
          <text:p text:style-name="Text_20_body"/>
        </draw:text-box>
      </draw:frame>
      <draw:frame draw:style-name="fr1" draw:name="Frame198" text:anchor-type="page" text:anchor-page-number="1" svg:x="0.052in" svg:y="0.1772in" svg:width="0.6146in" draw:z-index="67">
        <draw:text-box fo:min-height="0.1772in">
          <text:p text:style-name="Text_20_body"/>
        </draw:text-box>
      </draw:frame>
      <draw:frame draw:style-name="fr2" draw:name="Frame201" text:anchor-type="page" text:anchor-page-number="1" svg:x="0.052in" svg:y="0in" svg:width="0.0161in" draw:z-index="68">
        <draw:text-box fo:min-height="0.1772in">
          <text:p text:style-name="Text_20_body"/>
        </draw:text-box>
      </draw:frame>
      <draw:frame draw:style-name="fr2" draw:name="Frame204" text:anchor-type="page" text:anchor-page-number="1" svg:x="0.052in" svg:y="0in" svg:width="0.0161in" draw:z-index="69">
        <draw:text-box fo:min-height="0.1772in">
          <text:p text:style-name="Text_20_body"/>
        </draw:text-box>
      </draw:frame>
      <draw:frame draw:style-name="fr2" draw:name="Frame207" text:anchor-type="page" text:anchor-page-number="1" svg:x="0.052in" svg:y="0in" svg:width="0.0161in" draw:z-index="70">
        <draw:text-box fo:min-height="0.1772in">
          <text:p text:style-name="Text_20_body"/>
        </draw:text-box>
      </draw:frame>
      <draw:frame draw:style-name="fr2" draw:name="Frame210" text:anchor-type="page" text:anchor-page-number="1" svg:x="0.052in" svg:y="0in" svg:width="0.0161in" draw:z-index="71">
        <draw:text-box fo:min-height="0.1772in">
          <text:p text:style-name="Text_20_body"/>
        </draw:text-box>
      </draw:frame>
      <draw:frame draw:style-name="fr2" draw:name="Frame213" text:anchor-type="page" text:anchor-page-number="1" svg:x="0.052in" svg:y="0in" svg:width="0.0161in" draw:z-index="72">
        <draw:text-box fo:min-height="0.1772in">
          <text:p text:style-name="Text_20_body"/>
        </draw:text-box>
      </draw:frame>
      <draw:frame draw:style-name="fr2" draw:name="Frame216" text:anchor-type="page" text:anchor-page-number="1" svg:x="0.052in" svg:y="0in" svg:width="0.0161in" draw:z-index="73">
        <draw:text-box fo:min-height="0.1772in">
          <text:p text:style-name="Text_20_body"/>
        </draw:text-box>
      </draw:frame>
      <draw:frame draw:style-name="fr2" draw:name="Frame219" text:anchor-type="page" text:anchor-page-number="1" svg:x="0.052in" svg:y="0in" svg:width="0.0161in" draw:z-index="74">
        <draw:text-box fo:min-height="0.1772in">
          <text:p text:style-name="Text_20_body"/>
        </draw:text-box>
      </draw:frame>
      <draw:frame draw:style-name="fr2" draw:name="Frame222" text:anchor-type="page" text:anchor-page-number="1" svg:x="0.052in" svg:y="0in" svg:width="0.0161in" draw:z-index="75">
        <draw:text-box fo:min-height="0.1772in">
          <text:p text:style-name="Text_20_body"/>
        </draw:text-box>
      </draw:frame>
      <draw:frame draw:style-name="fr2" draw:name="Frame225" text:anchor-type="page" text:anchor-page-number="1" svg:x="0.052in" svg:y="0in" svg:width="0.0161in" draw:z-index="76">
        <draw:text-box fo:min-height="0.1772in">
          <text:p text:style-name="Text_20_body"/>
        </draw:text-box>
      </draw:frame>
      <draw:frame draw:style-name="fr2" draw:name="Frame228" text:anchor-type="page" text:anchor-page-number="1" svg:x="0.052in" svg:y="0in" svg:width="0.0161in" draw:z-index="77">
        <draw:text-box fo:min-height="0.1772in">
          <text:p text:style-name="Text_20_body"/>
        </draw:text-box>
      </draw:frame>
      <draw:frame draw:style-name="fr2" draw:name="Frame231" text:anchor-type="page" text:anchor-page-number="1" svg:x="0.052in" svg:y="0in" svg:width="0.0161in" draw:z-index="78">
        <draw:text-box fo:min-height="0.1772in">
          <text:p text:style-name="Text_20_body"/>
        </draw:text-box>
      </draw:frame>
      <draw:frame draw:style-name="fr2" draw:name="Frame234" text:anchor-type="page" text:anchor-page-number="1" svg:x="0.052in" svg:y="0in" svg:width="0.0161in" draw:z-index="79">
        <draw:text-box fo:min-height="0.1772in">
          <text:p text:style-name="Text_20_body"/>
        </draw:text-box>
      </draw:frame>
      <draw:frame draw:style-name="fr2" draw:name="Frame237" text:anchor-type="page" text:anchor-page-number="1" svg:x="0.052in" svg:y="0in" svg:width="0.0161in" draw:z-index="80">
        <draw:text-box fo:min-height="0.1772in">
          <text:p text:style-name="Text_20_body"/>
        </draw:text-box>
      </draw:frame>
      <draw:frame draw:style-name="fr2" draw:name="Frame240" text:anchor-type="page" text:anchor-page-number="1" svg:x="0.052in" svg:y="0in" svg:width="0.0161in" draw:z-index="81">
        <draw:text-box fo:min-height="0.1772in">
          <text:p text:style-name="Text_20_body"/>
        </draw:text-box>
      </draw:frame>
      <draw:frame draw:style-name="fr2" draw:name="Frame243" text:anchor-type="page" text:anchor-page-number="1" svg:x="0.052in" svg:y="0in" svg:width="0.0161in" draw:z-index="82">
        <draw:text-box fo:min-height="0.1772in">
          <text:p text:style-name="Text_20_body"/>
        </draw:text-box>
      </draw:frame>
      <draw:frame draw:style-name="fr2" draw:name="Frame246" text:anchor-type="page" text:anchor-page-number="1" svg:x="0.052in" svg:y="0in" svg:width="0.0161in" draw:z-index="83">
        <draw:text-box fo:min-height="0.1772in">
          <text:p text:style-name="Text_20_body"/>
        </draw:text-box>
      </draw:frame>
      <draw:frame draw:style-name="fr2" draw:name="Frame249" text:anchor-type="page" text:anchor-page-number="1" svg:x="0.052in" svg:y="0in" svg:width="0.0161in" draw:z-index="84">
        <draw:text-box fo:min-height="0.1772in">
          <text:p text:style-name="Text_20_body"/>
        </draw:text-box>
      </draw:frame>
      <draw:frame draw:style-name="fr2" draw:name="Frame252" text:anchor-type="page" text:anchor-page-number="1" svg:x="0.052in" svg:y="0in" svg:width="0.0161in" draw:z-index="85">
        <draw:text-box fo:min-height="0.1772in">
          <text:p text:style-name="Text_20_body"/>
        </draw:text-box>
      </draw:frame>
      <draw:frame draw:style-name="fr2" draw:name="Frame255" text:anchor-type="page" text:anchor-page-number="1" svg:x="0.052in" svg:y="0in" svg:width="0.0161in" draw:z-index="86">
        <draw:text-box fo:min-height="0.1772in">
          <text:p text:style-name="Text_20_body"/>
        </draw:text-box>
      </draw:frame>
      <draw:frame draw:style-name="fr2" draw:name="Frame258" text:anchor-type="page" text:anchor-page-number="1" svg:x="0.052in" svg:y="0in" svg:width="0.0161in" draw:z-index="87">
        <draw:text-box fo:min-height="0.1772in">
          <text:p text:style-name="Text_20_body"/>
        </draw:text-box>
      </draw:frame>
      <draw:frame draw:style-name="fr2" draw:name="Frame261" text:anchor-type="page" text:anchor-page-number="1" svg:x="0.052in" svg:y="0in" svg:width="0.0161in" draw:z-index="88">
        <draw:text-box fo:min-height="0.1772in">
          <text:p text:style-name="Text_20_body"/>
        </draw:text-box>
      </draw:frame>
      <draw:frame draw:style-name="fr2" draw:name="Frame264" text:anchor-type="page" text:anchor-page-number="1" svg:x="0.052in" svg:y="0in" svg:width="0.0161in" draw:z-index="89">
        <draw:text-box fo:min-height="0.1772in">
          <text:p text:style-name="Text_20_body"/>
        </draw:text-box>
      </draw:frame>
      <draw:frame draw:style-name="fr2" draw:name="Frame267" text:anchor-type="page" text:anchor-page-number="1" svg:x="0.052in" svg:y="0in" svg:width="0.0161in" draw:z-index="90">
        <draw:text-box fo:min-height="0.1772in">
          <text:p text:style-name="Text_20_body"/>
        </draw:text-box>
      </draw:frame>
      <draw:frame draw:style-name="fr2" draw:name="Frame270" text:anchor-type="page" text:anchor-page-number="1" svg:x="0.052in" svg:y="0in" svg:width="0.0161in" draw:z-index="91">
        <draw:text-box fo:min-height="0.1772in">
          <text:p text:style-name="Text_20_body"/>
        </draw:text-box>
      </draw:frame>
      <draw:frame draw:style-name="fr2" draw:name="Frame273" text:anchor-type="page" text:anchor-page-number="1" svg:x="0.052in" svg:y="0in" svg:width="0.0161in" draw:z-index="92">
        <draw:text-box fo:min-height="0.1772in">
          <text:p text:style-name="Text_20_body"/>
        </draw:text-box>
      </draw:frame>
      <draw:frame draw:style-name="fr2" draw:name="Frame276" text:anchor-type="page" text:anchor-page-number="1" svg:x="0.052in" svg:y="0in" svg:width="0.0161in" draw:z-index="93">
        <draw:text-box fo:min-height="0.1772in">
          <text:p text:style-name="Text_20_body"/>
        </draw:text-box>
      </draw:frame>
      <draw:frame draw:style-name="fr2" draw:name="Frame279" text:anchor-type="page" text:anchor-page-number="1" svg:x="0.052in" svg:y="0in" svg:width="0.0161in" draw:z-index="94">
        <draw:text-box fo:min-height="0.1772in">
          <text:p text:style-name="Text_20_body"/>
        </draw:text-box>
      </draw:frame>
      <draw:frame draw:style-name="fr2" draw:name="Frame282" text:anchor-type="page" text:anchor-page-number="1" svg:x="0.052in" svg:y="0in" svg:width="0.0161in" draw:z-index="95">
        <draw:text-box fo:min-height="0.1772in">
          <text:p text:style-name="Text_20_body"/>
        </draw:text-box>
      </draw:frame>
      <draw:frame draw:style-name="fr2" draw:name="Frame285" text:anchor-type="page" text:anchor-page-number="1" svg:x="0.052in" svg:y="0in" svg:width="0.0161in" draw:z-index="96">
        <draw:text-box fo:min-height="0.1772in">
          <text:p text:style-name="Text_20_body"/>
        </draw:text-box>
      </draw:frame>
      <draw:frame draw:style-name="fr2" draw:name="Frame288" text:anchor-type="page" text:anchor-page-number="1" svg:x="0.052in" svg:y="0in" svg:width="0.0161in" draw:z-index="97">
        <draw:text-box fo:min-height="0.1772in">
          <text:p text:style-name="Text_20_body"/>
        </draw:text-box>
      </draw:frame>
      <draw:frame draw:style-name="fr2" draw:name="Frame291" text:anchor-type="page" text:anchor-page-number="1" svg:x="0.052in" svg:y="0in" svg:width="0.0161in" draw:z-index="98">
        <draw:text-box fo:min-height="0.1772in">
          <text:p text:style-name="Text_20_body"/>
        </draw:text-box>
      </draw:frame>
      <draw:frame draw:style-name="fr2" draw:name="Frame294" text:anchor-type="page" text:anchor-page-number="1" svg:x="0.052in" svg:y="0in" svg:width="0.0161in" draw:z-index="99">
        <draw:text-box fo:min-height="0.1772in">
          <text:p text:style-name="Text_20_body"/>
        </draw:text-box>
      </draw:frame>
      <draw:frame draw:style-name="fr2" draw:name="Frame297" text:anchor-type="page" text:anchor-page-number="1" svg:x="0.052in" svg:y="0in" svg:width="0.0161in" draw:z-index="100">
        <draw:text-box fo:min-height="0.1772in">
          <text:p text:style-name="Text_20_body"/>
        </draw:text-box>
      </draw:frame>
      <draw:frame draw:style-name="fr2" draw:name="Frame300" text:anchor-type="page" text:anchor-page-number="1" svg:x="0.052in" svg:y="0in" svg:width="0.0161in" draw:z-index="101">
        <draw:text-box fo:min-height="0.1772in">
          <text:p text:style-name="Text_20_body"/>
        </draw:text-box>
      </draw:frame>
      <draw:frame draw:style-name="fr2" draw:name="Frame303" text:anchor-type="page" text:anchor-page-number="1" svg:x="0.052in" svg:y="0in" svg:width="0.0161in" draw:z-index="102">
        <draw:text-box fo:min-height="0.1772in">
          <text:p text:style-name="Text_20_body"/>
        </draw:text-box>
      </draw:frame>
      <draw:frame draw:style-name="fr2" draw:name="Frame306" text:anchor-type="page" text:anchor-page-number="1" svg:x="0.052in" svg:y="0in" svg:width="0.0161in" draw:z-index="103">
        <draw:text-box fo:min-height="0.1772in">
          <text:p text:style-name="Text_20_body"/>
        </draw:text-box>
      </draw:frame>
      <draw:frame draw:style-name="fr2" draw:name="Frame309" text:anchor-type="page" text:anchor-page-number="1" svg:x="0.052in" svg:y="0in" svg:width="0.0161in" draw:z-index="104">
        <draw:text-box fo:min-height="0.1772in">
          <text:p text:style-name="Text_20_body"/>
        </draw:text-box>
      </draw:frame>
      <draw:frame draw:style-name="fr2" draw:name="Frame312" text:anchor-type="page" text:anchor-page-number="1" svg:x="0.052in" svg:y="0in" svg:width="0.0161in" draw:z-index="105">
        <draw:text-box fo:min-height="0.1772in">
          <text:p text:style-name="Text_20_body"/>
        </draw:text-box>
      </draw:frame>
      <draw:frame draw:style-name="fr2" draw:name="Frame315" text:anchor-type="page" text:anchor-page-number="1" svg:x="0.052in" svg:y="0in" svg:width="0.0161in" draw:z-index="106">
        <draw:text-box fo:min-height="0.1772in">
          <text:p text:style-name="Text_20_body"/>
        </draw:text-box>
      </draw:frame>
      <draw:frame draw:style-name="fr2" draw:name="Frame318" text:anchor-type="page" text:anchor-page-number="1" svg:x="0.052in" svg:y="0in" svg:width="0.0161in" draw:z-index="107">
        <draw:text-box fo:min-height="0.1772in">
          <text:p text:style-name="Text_20_body"/>
        </draw:text-box>
      </draw:frame>
      <draw:frame draw:style-name="fr2" draw:name="Frame321" text:anchor-type="page" text:anchor-page-number="1" svg:x="0.052in" svg:y="0in" svg:width="0.0161in" draw:z-index="108">
        <draw:text-box fo:min-height="0.1772in">
          <text:p text:style-name="Text_20_body"/>
        </draw:text-box>
      </draw:frame>
      <draw:frame draw:style-name="fr2" draw:name="Frame324" text:anchor-type="page" text:anchor-page-number="1" svg:x="0.052in" svg:y="0in" svg:width="0.0161in" draw:z-index="109">
        <draw:text-box fo:min-height="0.1772in">
          <text:p text:style-name="Text_20_body"/>
        </draw:text-box>
      </draw:frame>
      <draw:frame draw:style-name="fr2" draw:name="Frame327" text:anchor-type="page" text:anchor-page-number="1" svg:x="0.052in" svg:y="0in" svg:width="0.0161in" draw:z-index="110">
        <draw:text-box fo:min-height="0.1772in">
          <text:p text:style-name="Text_20_body"/>
        </draw:text-box>
      </draw:frame>
      <draw:frame draw:style-name="fr2" draw:name="Frame330" text:anchor-type="page" text:anchor-page-number="1" svg:x="0.052in" svg:y="0in" svg:width="0.0161in" draw:z-index="111">
        <draw:text-box fo:min-height="0.1772in">
          <text:p text:style-name="Text_20_body"/>
        </draw:text-box>
      </draw:frame>
      <draw:frame draw:style-name="fr2" draw:name="Frame333" text:anchor-type="page" text:anchor-page-number="1" svg:x="0.052in" svg:y="0in" svg:width="0.0161in" draw:z-index="112">
        <draw:text-box fo:min-height="0.1772in">
          <text:p text:style-name="Text_20_body"/>
        </draw:text-box>
      </draw:frame>
      <draw:frame draw:style-name="fr2" draw:name="Frame336" text:anchor-type="page" text:anchor-page-number="1" svg:x="0.052in" svg:y="0in" svg:width="0.0161in" draw:z-index="113">
        <draw:text-box fo:min-height="0.1772in">
          <text:p text:style-name="Text_20_body"/>
        </draw:text-box>
      </draw:frame>
      <draw:frame draw:style-name="fr2" draw:name="Frame339" text:anchor-type="page" text:anchor-page-number="1" svg:x="0.052in" svg:y="0in" svg:width="0.0161in" draw:z-index="114">
        <draw:text-box fo:min-height="0.1772in">
          <text:p text:style-name="Text_20_body"/>
        </draw:text-box>
      </draw:frame>
      <draw:frame draw:style-name="fr2" draw:name="Frame342" text:anchor-type="page" text:anchor-page-number="1" svg:x="0.052in" svg:y="0in" svg:width="0.0161in" draw:z-index="115">
        <draw:text-box fo:min-height="0.1772in">
          <text:p text:style-name="Text_20_body"/>
        </draw:text-box>
      </draw:frame>
      <draw:frame draw:style-name="fr2" draw:name="Frame345" text:anchor-type="page" text:anchor-page-number="1" svg:x="0.052in" svg:y="0in" svg:width="0.0161in" draw:z-index="116">
        <draw:text-box fo:min-height="0.1772in">
          <text:p text:style-name="Text_20_body"/>
        </draw:text-box>
      </draw:frame>
      <draw:frame draw:style-name="fr2" draw:name="Frame348" text:anchor-type="page" text:anchor-page-number="1" svg:x="0.052in" svg:y="0in" svg:width="0.0161in" draw:z-index="117">
        <draw:text-box fo:min-height="0.1772in">
          <text:p text:style-name="Text_20_body"/>
        </draw:text-box>
      </draw:frame>
      <draw:frame draw:style-name="fr2" draw:name="Frame351" text:anchor-type="page" text:anchor-page-number="1" svg:x="0.052in" svg:y="0in" svg:width="0.0161in" draw:z-index="118">
        <draw:text-box fo:min-height="0.1772in">
          <text:p text:style-name="Text_20_body"/>
        </draw:text-box>
      </draw:frame>
      <draw:frame draw:style-name="fr2" draw:name="Frame354" text:anchor-type="page" text:anchor-page-number="1" svg:x="0.052in" svg:y="0in" svg:width="0.0161in" draw:z-index="119">
        <draw:text-box fo:min-height="0.1772in">
          <text:p text:style-name="Text_20_body"/>
        </draw:text-box>
      </draw:frame>
      <draw:frame draw:style-name="fr2" draw:name="Frame357" text:anchor-type="page" text:anchor-page-number="1" svg:x="0.052in" svg:y="0in" svg:width="0.0161in" draw:z-index="120">
        <draw:text-box fo:min-height="0.1772in">
          <text:p text:style-name="Text_20_body"/>
        </draw:text-box>
      </draw:frame>
      <draw:frame draw:style-name="fr2" draw:name="Frame360" text:anchor-type="page" text:anchor-page-number="1" svg:x="0.052in" svg:y="0in" svg:width="0.0161in" draw:z-index="121">
        <draw:text-box fo:min-height="0.1772in">
          <text:p text:style-name="Text_20_body"/>
        </draw:text-box>
      </draw:frame>
      <draw:frame draw:style-name="fr2" draw:name="Frame363" text:anchor-type="page" text:anchor-page-number="1" svg:x="0.052in" svg:y="0in" svg:width="0.0161in" draw:z-index="122">
        <draw:text-box fo:min-height="0.1772in">
          <text:p text:style-name="Text_20_body"/>
        </draw:text-box>
      </draw:frame>
      <draw:frame draw:style-name="fr2" draw:name="Frame366" text:anchor-type="page" text:anchor-page-number="1" svg:x="0.052in" svg:y="0in" svg:width="0.0161in" draw:z-index="123">
        <draw:text-box fo:min-height="0.1772in">
          <text:p text:style-name="Text_20_body"/>
        </draw:text-box>
      </draw:frame>
      <draw:frame draw:style-name="fr2" draw:name="Frame369" text:anchor-type="page" text:anchor-page-number="1" svg:x="0.052in" svg:y="0in" svg:width="0.0161in" draw:z-index="124">
        <draw:text-box fo:min-height="0.1772in">
          <text:p text:style-name="Text_20_body"/>
        </draw:text-box>
      </draw:frame>
      <draw:frame draw:style-name="fr2" draw:name="Frame372" text:anchor-type="page" text:anchor-page-number="1" svg:x="0.052in" svg:y="0in" svg:width="0.0161in" draw:z-index="125">
        <draw:text-box fo:min-height="0.1772in">
          <text:p text:style-name="Text_20_body"/>
        </draw:text-box>
      </draw:frame>
      <draw:frame draw:style-name="fr2" draw:name="Frame375" text:anchor-type="page" text:anchor-page-number="1" svg:x="0.052in" svg:y="0in" svg:width="0.0161in" draw:z-index="126">
        <draw:text-box fo:min-height="0.1772in">
          <text:p text:style-name="Text_20_body"/>
        </draw:text-box>
      </draw:frame>
      <draw:frame draw:style-name="fr2" draw:name="Frame378" text:anchor-type="page" text:anchor-page-number="1" svg:x="0.052in" svg:y="0in" svg:width="0.0161in" draw:z-index="127">
        <draw:text-box fo:min-height="0.1772in">
          <text:p text:style-name="Text_20_body"/>
        </draw:text-box>
      </draw:frame>
      <draw:frame draw:style-name="fr2" draw:name="Frame381" text:anchor-type="page" text:anchor-page-number="1" svg:x="0.052in" svg:y="0in" svg:width="0.0161in" draw:z-index="128">
        <draw:text-box fo:min-height="0.1772in">
          <text:p text:style-name="Text_20_body"/>
        </draw:text-box>
      </draw:frame>
      <draw:frame draw:style-name="fr2" draw:name="Frame384" text:anchor-type="page" text:anchor-page-number="1" svg:x="0.052in" svg:y="0in" svg:width="0.0161in" draw:z-index="129">
        <draw:text-box fo:min-height="0.1772in">
          <text:p text:style-name="Text_20_body"/>
        </draw:text-box>
      </draw:frame>
      <draw:frame draw:style-name="fr2" draw:name="Frame387" text:anchor-type="page" text:anchor-page-number="1" svg:x="0.052in" svg:y="0in" svg:width="0.0161in" draw:z-index="130">
        <draw:text-box fo:min-height="0.1772in">
          <text:p text:style-name="Text_20_body"/>
        </draw:text-box>
      </draw:frame>
      <draw:frame draw:style-name="fr2" draw:name="Frame390" text:anchor-type="page" text:anchor-page-number="1" svg:x="0.052in" svg:y="0in" svg:width="0.0161in" draw:z-index="131">
        <draw:text-box fo:min-height="0.1772in">
          <text:p text:style-name="Text_20_body"/>
        </draw:text-box>
      </draw:frame>
      <draw:frame draw:style-name="fr1" draw:name="Frame393" text:anchor-type="page" text:anchor-page-number="1" svg:x="0.052in" svg:y="0in" svg:width="10.052in" draw:z-index="132">
        <draw:text-box fo:min-height="0.1772in">
          <text:p text:style-name="Text_20_body"/>
        </draw:text-box>
      </draw:frame>
      <draw:frame draw:style-name="fr1" draw:name="Frame394" text:anchor-type="page" text:anchor-page-number="1" svg:x="0.052in" svg:y="0.1772in" svg:width="0.6146in" draw:z-index="133">
        <draw:text-box fo:min-height="0.1772in">
          <text:p text:style-name="Text_20_body"/>
        </draw:text-box>
      </draw:frame>
      <text:p text:style-name="P1"><text:span text:style-name="Emphasis"><text:span text:style-name="T1">The Python Programming Language: Functions</text:span></text:span></text:p>
      <text:p text:style-name="P1"><text:span text:style-name="Emphasis"><text:span text:style-name="T1">x = 1</text:span></text:span></text:p>
      <text:p text:style-name="P1"><text:span text:style-name="Emphasis"><text:span text:style-name="T1">y = 2</text:span></text:span></text:p>
      <text:p text:style-name="P1"><text:span text:style-name="Emphasis"><text:span text:style-name="T1">x + y</text:span></text:span></text:p>
      <text:p text:style-name="P1"><text:span text:style-name="Emphasis"><text:span text:style-name="T1">3</text:span></text:span></text:p>
      <text:p text:style-name="P1"><text:span text:style-name="Emphasis"><text:span text:style-name="T1">y</text:span></text:span></text:p>
      <text:p text:style-name="P1"><text:span text:style-name="Emphasis"><text:span text:style-name="T1">2</text:span></text:span></text:p>
      <text:p text:style-name="P1"><text:span text:style-name="Emphasis"><text:span text:style-name="T1"/></text:span></text:p>
      <text:p text:style-name="P1"><text:span text:style-name="Emphasis"><text:span text:style-name="T1">`add_numbers` is a function that takes two numbers and adds them together.</text:span></text:span></text:p>
      <text:p text:style-name="P1"><text:span text:style-name="Emphasis"><text:span text:style-name="T1">def add_numbers(x, y):</text:span></text:span></text:p>
      <text:p text:style-name="P1"><text:span text:style-name="Emphasis"><text:span text:style-name="T1"><text:s text:c="4"/>return x + y</text:span></text:span></text:p>
      <text:p text:style-name="P1"><text:span text:style-name="Emphasis"><text:span text:style-name="T1">​</text:span></text:span></text:p>
      <text:p text:style-name="P1"><text:span text:style-name="Emphasis"><text:span text:style-name="T1">add_numbers(1, 2)</text:span></text:span></text:p>
      <text:p text:style-name="P1"><text:span text:style-name="Emphasis"><text:span text:style-name="T1">3</text:span></text:span></text:p>
      <text:p text:style-name="P1"><text:span text:style-name="Emphasis"><text:span text:style-name="T1"/></text:span></text:p>
      <text:p text:style-name="P1"><text:span text:style-name="Emphasis"><text:span text:style-name="T1">'add_numbers' updated to take an optional 3rd parameter. Using `print` allows printing of multiple expressions within a single cell.</text:span></text:span></text:p>
      <text:p text:style-name="P1"><text:span text:style-name="Emphasis"><text:span text:style-name="T1">def add_numbers(x,y,z=None):</text:span></text:span></text:p>
      <text:p text:style-name="P1"><text:span text:style-name="Emphasis"><text:span text:style-name="T1"><text:s text:c="4"/>if (z==None):</text:span></text:span></text:p>
      <text:p text:style-name="P1"><text:span text:style-name="Emphasis"><text:span text:style-name="T1"><text:s text:c="8"/>return x+y</text:span></text:span></text:p>
      <text:p text:style-name="P1"><text:span text:style-name="Emphasis"><text:span text:style-name="T1"><text:s text:c="4"/>else:</text:span></text:span></text:p>
      <text:p text:style-name="P1"><text:span text:style-name="Emphasis"><text:span text:style-name="T1"><text:s text:c="8"/>return x+y+z</text:span></text:span></text:p>
      <text:p text:style-name="P1"><text:span text:style-name="Emphasis"><text:span text:style-name="T1">​</text:span></text:span></text:p>
      <text:p text:style-name="P1"><text:span text:style-name="Emphasis"><text:span text:style-name="T1">print(add_numbers(1, 2))</text:span></text:span></text:p>
      <text:p text:style-name="P1"><text:span text:style-name="Emphasis"><text:span text:style-name="T1">print(add_numbers(1, 2, 3))</text:span></text:span></text:p>
      <text:p text:style-name="P1"><text:span text:style-name="Emphasis"><text:span text:style-name="T1">3</text:span></text:span></text:p>
      <text:p text:style-name="P1"><text:span text:style-name="Emphasis"><text:span text:style-name="T1">6</text:span></text:span></text:p>
      <text:p text:style-name="P1"><text:span text:style-name="Emphasis"><text:span text:style-name="T1"/></text:span></text:p>
      <text:p text:style-name="P1"><text:span text:style-name="Emphasis"><text:span text:style-name="T1">`add_numbers` updated to take an optional flag parameter.</text:span></text:span></text:p>
      <text:p text:style-name="P1"><text:span text:style-name="Emphasis"><text:span text:style-name="T1">def add_numbers(x, y, z=None, flag=False):</text:span></text:span></text:p>
      <text:p text:style-name="P1"><text:span text:style-name="Emphasis"><text:span text:style-name="T1"><text:s text:c="4"/>if (flag):</text:span></text:span></text:p>
      <text:p text:style-name="P1"><text:span text:style-name="Emphasis"><text:span text:style-name="T1"><text:s text:c="8"/>print('Flag is true!')</text:span></text:span></text:p>
      <text:p text:style-name="P1"><text:span text:style-name="Emphasis"><text:span text:style-name="T1"><text:s text:c="4"/>if (z==None):</text:span></text:span></text:p>
      <text:p text:style-name="P1"><text:span text:style-name="Emphasis"><text:span text:style-name="T1"><text:s text:c="8"/>return x + y</text:span></text:span></text:p>
      <text:p text:style-name="P1"><text:span text:style-name="Emphasis"><text:span text:style-name="T1"><text:s text:c="4"/>else:</text:span></text:span></text:p>
      <text:p text:style-name="P1"><text:span text:style-name="Emphasis"><text:span text:style-name="T1"><text:s text:c="8"/>return x + y + z</text:span></text:span></text:p>
      <text:p text:style-name="P1"><text:span text:style-name="Emphasis"><text:span text:style-name="T1"><text:s text:c="4"/></text:span></text:span></text:p>
      <text:p text:style-name="P1"><text:span text:style-name="Emphasis"><text:span text:style-name="T1">print(add_numbers(1, 2, flag=True))</text:span></text:span></text:p>
      <text:p text:style-name="P1"><text:span text:style-name="Emphasis"><text:span text:style-name="T1">Flag is true!</text:span></text:span></text:p>
      <text:p text:style-name="P1"><text:span text:style-name="Emphasis"><text:span text:style-name="T1">3</text:span></text:span></text:p>
      <text:p text:style-name="P1"><text:span text:style-name="Emphasis"><text:span text:style-name="T1"/></text:span></text:p>
      <text:p text:style-name="P1"><text:span text:style-name="Emphasis"><text:span text:style-name="T1">Assign function `add_numbers` to variable `a`.</text:span></text:span></text:p>
      <text:p text:style-name="P1"><text:span text:style-name="Emphasis"><text:span text:style-name="T1">def add_numbers(x,y):</text:span></text:span></text:p>
      <text:p text:style-name="P1"><text:span text:style-name="Emphasis"><text:span text:style-name="T1"><text:s text:c="4"/>return x+y</text:span></text:span></text:p>
      <text:p text:style-name="P1"><text:span text:style-name="Emphasis"><text:span text:style-name="T1">​</text:span></text:span></text:p>
      <text:p text:style-name="P1"><text:span text:style-name="Emphasis"><text:span text:style-name="T1">a = add_numbers</text:span></text:span></text:p>
      <text:p text:style-name="P1"><text:span text:style-name="Emphasis"><text:span text:style-name="T1">a(1,2)</text:span></text:span></text:p>
      <text:p text:style-name="P1"><text:span text:style-name="Emphasis"><text:span text:style-name="T1">3</text:span></text:span></text:p>
      <text:p text:style-name="P1"><text:span text:style-name="Emphasis"><text:span text:style-name="T1">The Python Programming Language: Types and Sequences</text:span></text:span></text:p>
      <text:p text:style-name="P1"><text:span text:style-name="Emphasis"><text:span text:style-name="T1"/></text:span></text:p>
      <text:p text:style-name="P1"><text:span text:style-name="Emphasis"><text:span text:style-name="T1">Use `type` to return the object's type.</text:span></text:span></text:p>
      <text:p text:style-name="P1"><text:soft-page-break/><text:span text:style-name="Emphasis"><text:span text:style-name="T1">type('This is a string')</text:span></text:span></text:p>
      <text:p text:style-name="P1"><text:span text:style-name="Emphasis"><text:span text:style-name="T1">str</text:span></text:span></text:p>
      <text:p text:style-name="P1"><text:span text:style-name="Emphasis"><text:span text:style-name="T1">type(None)</text:span></text:span></text:p>
      <text:p text:style-name="P1"><text:span text:style-name="Emphasis"><text:span text:style-name="T1">NoneType</text:span></text:span></text:p>
      <text:p text:style-name="P1"><text:span text:style-name="Emphasis"><text:span text:style-name="T1">type(1)</text:span></text:span></text:p>
      <text:p text:style-name="P1"><text:span text:style-name="Emphasis"><text:span text:style-name="T1">int</text:span></text:span></text:p>
      <text:p text:style-name="P1"><text:span text:style-name="Emphasis"><text:span text:style-name="T1">type(1.0)</text:span></text:span></text:p>
      <text:p text:style-name="P1"><text:span text:style-name="Emphasis"><text:span text:style-name="T1">float</text:span></text:span></text:p>
      <text:p text:style-name="P1"><text:span text:style-name="Emphasis"><text:span text:style-name="T1">type(add_numbers)</text:span></text:span></text:p>
      <text:p text:style-name="P1"><text:span text:style-name="Emphasis"><text:span text:style-name="T1">function</text:span></text:span></text:p>
      <text:p text:style-name="P1"><text:span text:style-name="Emphasis"><text:span text:style-name="T1"/></text:span></text:p>
      <text:p text:style-name="P1"><text:span text:style-name="Emphasis"><text:span text:style-name="T1">Tuples are an immutable data structure (cannot be altered).</text:span></text:span></text:p>
      <text:p text:style-name="P1"><text:span text:style-name="Emphasis"><text:span text:style-name="T1">x = (1, 'a', 2, 'b')</text:span></text:span></text:p>
      <text:p text:style-name="P1"><text:span text:style-name="Emphasis"><text:span text:style-name="T1">type(x)</text:span></text:span></text:p>
      <text:p text:style-name="P1"><text:span text:style-name="Emphasis"><text:span text:style-name="T1">tuple</text:span></text:span></text:p>
      <text:p text:style-name="P1"><text:span text:style-name="Emphasis"><text:span text:style-name="T1"/></text:span></text:p>
      <text:p text:style-name="P1"><text:span text:style-name="Emphasis"><text:span text:style-name="T1">Lists are a mutable data structure.</text:span></text:span></text:p>
      <text:p text:style-name="P1"><text:span text:style-name="Emphasis"><text:span text:style-name="T1">x = [1, 'a', 2, 'b']</text:span></text:span></text:p>
      <text:p text:style-name="P1"><text:span text:style-name="Emphasis"><text:span text:style-name="T1">type(x)</text:span></text:span></text:p>
      <text:p text:style-name="P1"><text:span text:style-name="Emphasis"><text:span text:style-name="T1">list</text:span></text:span></text:p>
      <text:p text:style-name="P1"><text:span text:style-name="Emphasis"><text:span text:style-name="T1"/></text:span></text:p>
      <text:p text:style-name="P1"><text:span text:style-name="Emphasis"><text:span text:style-name="T1">Use `append` to append an object to a list.</text:span></text:span></text:p>
      <text:p text:style-name="P1"><text:span text:style-name="Emphasis"><text:span text:style-name="T1">x.append(3.3)</text:span></text:span></text:p>
      <text:p text:style-name="P1"><text:span text:style-name="Emphasis"><text:span text:style-name="T1">print(x)</text:span></text:span></text:p>
      <text:p text:style-name="P1"><text:span text:style-name="Emphasis"><text:span text:style-name="T1">[1, 'a', 2, 'b', 3.3]</text:span></text:span></text:p>
      <text:p text:style-name="P1"><text:span text:style-name="Emphasis"><text:span text:style-name="T1"/></text:span></text:p>
      <text:p text:style-name="P1"><text:span text:style-name="Emphasis"><text:span text:style-name="T1">This is an example of how to loop through each item in the list.</text:span></text:span></text:p>
      <text:p text:style-name="P1"><text:span text:style-name="Emphasis"><text:span text:style-name="T1">for item in x:</text:span></text:span></text:p>
      <text:p text:style-name="P1"><text:span text:style-name="Emphasis"><text:span text:style-name="T1"><text:s text:c="4"/>print(item)</text:span></text:span></text:p>
      <text:p text:style-name="P1"><text:span text:style-name="Emphasis"><text:span text:style-name="T1">1</text:span></text:span></text:p>
      <text:p text:style-name="P1"><text:span text:style-name="Emphasis"><text:span text:style-name="T1">a</text:span></text:span></text:p>
      <text:p text:style-name="P1"><text:span text:style-name="Emphasis"><text:span text:style-name="T1">2</text:span></text:span></text:p>
      <text:p text:style-name="P1"><text:span text:style-name="Emphasis"><text:span text:style-name="T1">b</text:span></text:span></text:p>
      <text:p text:style-name="P1"><text:span text:style-name="Emphasis"><text:span text:style-name="T1">3.3</text:span></text:span></text:p>
      <text:p text:style-name="P1"><text:span text:style-name="Emphasis"><text:span text:style-name="T1"/></text:span></text:p>
      <text:p text:style-name="P1"><text:span text:style-name="Emphasis"><text:span text:style-name="T1">Or using the indexing operator:</text:span></text:span></text:p>
      <text:p text:style-name="P1"><text:span text:style-name="Emphasis"><text:span text:style-name="T1">i=0</text:span></text:span></text:p>
      <text:p text:style-name="P1"><text:span text:style-name="Emphasis"><text:span text:style-name="T1">while( i != len(x) ):</text:span></text:span></text:p>
      <text:p text:style-name="P1"><text:span text:style-name="Emphasis"><text:span text:style-name="T1"><text:s text:c="4"/>print(x[i])</text:span></text:span></text:p>
      <text:p text:style-name="P1"><text:span text:style-name="Emphasis"><text:span text:style-name="T1"><text:s text:c="4"/>i = i + 1</text:span></text:span></text:p>
      <text:p text:style-name="P1"><text:span text:style-name="Emphasis"><text:span text:style-name="T1">1</text:span></text:span></text:p>
      <text:p text:style-name="P1"><text:span text:style-name="Emphasis"><text:span text:style-name="T1">a</text:span></text:span></text:p>
      <text:p text:style-name="P1"><text:span text:style-name="Emphasis"><text:span text:style-name="T1">2</text:span></text:span></text:p>
      <text:p text:style-name="P1"><text:span text:style-name="Emphasis"><text:span text:style-name="T1">b</text:span></text:span></text:p>
      <text:p text:style-name="P1"><text:span text:style-name="Emphasis"><text:span text:style-name="T1">3.3</text:span></text:span></text:p>
      <text:p text:style-name="P1"><text:span text:style-name="Emphasis"><text:span text:style-name="T1"/></text:span></text:p>
      <text:p text:style-name="P1"><text:span text:style-name="Emphasis"><text:span text:style-name="T1">Use `+` to concatenate lists.</text:span></text:span></text:p>
      <text:p text:style-name="P1"><text:span text:style-name="Emphasis"><text:span text:style-name="T1">[1,2] + [3,4]</text:span></text:span></text:p>
      <text:p text:style-name="P1"><text:span text:style-name="Emphasis"><text:span text:style-name="T1">[1, 2, 3, 4]</text:span></text:span></text:p>
      <text:p text:style-name="P1"><text:span text:style-name="Emphasis"><text:span text:style-name="T1"/></text:span></text:p>
      <text:p text:style-name="P1"><text:span text:style-name="Emphasis"><text:span text:style-name="T1">Use `*` to repeat lists.</text:span></text:span></text:p>
      <text:p text:style-name="P1"><text:soft-page-break/><text:span text:style-name="Emphasis"><text:span text:style-name="T1">[1]*3</text:span></text:span></text:p>
      <text:p text:style-name="P1"><text:span text:style-name="Emphasis"><text:span text:style-name="T1">[1, 1, 1]</text:span></text:span></text:p>
      <text:p text:style-name="P1"><text:span text:style-name="Emphasis"><text:span text:style-name="T1"/></text:span></text:p>
      <text:p text:style-name="P1"><text:span text:style-name="Emphasis"><text:span text:style-name="T1">Use the `in` operator to check if something is inside a list.</text:span></text:span></text:p>
      <text:p text:style-name="P1"><text:span text:style-name="Emphasis"><text:span text:style-name="T1">1 in [1, 2, 3]</text:span></text:span></text:p>
      <text:p text:style-name="P1"><text:span text:style-name="Emphasis"><text:span text:style-name="T1">True</text:span></text:span></text:p>
      <text:p text:style-name="P1"><text:span text:style-name="Emphasis"><text:span text:style-name="T1"/></text:span></text:p>
      <text:p text:style-name="P1"><text:span text:style-name="Emphasis"><text:span text:style-name="T1">Now let's look at strings. Use bracket notation to slice a string.</text:span></text:span></text:p>
      <text:p text:style-name="P1"><text:span text:style-name="Emphasis"><text:span text:style-name="T1">x = 'This is a string'</text:span></text:span></text:p>
      <text:p text:style-name="P1"><text:span text:style-name="Emphasis"><text:span text:style-name="T1">print(x[0]) #first character</text:span></text:span></text:p>
      <text:p text:style-name="P1"><text:span text:style-name="Emphasis"><text:span text:style-name="T1">print(x[0:1]) #first character, but we have explicitly set the end character</text:span></text:span></text:p>
      <text:p text:style-name="P1"><text:span text:style-name="Emphasis"><text:span text:style-name="T1">print(x[0:2]) #first two characters</text:span></text:span></text:p>
      <text:p text:style-name="P1"><text:span text:style-name="Emphasis"><text:span text:style-name="T1">​</text:span></text:span></text:p>
      <text:p text:style-name="P1"><text:span text:style-name="Emphasis"><text:span text:style-name="T1">T</text:span></text:span></text:p>
      <text:p text:style-name="P1"><text:span text:style-name="Emphasis"><text:span text:style-name="T1">T</text:span></text:span></text:p>
      <text:p text:style-name="P1"><text:span text:style-name="Emphasis"><text:span text:style-name="T1">Th</text:span></text:span></text:p>
      <text:p text:style-name="P1"><text:span text:style-name="Emphasis"><text:span text:style-name="T1"/></text:span></text:p>
      <text:p text:style-name="P1"><text:span text:style-name="Emphasis"><text:span text:style-name="T1">This will return the last element of the string.</text:span></text:span></text:p>
      <text:p text:style-name="P1"><text:span text:style-name="Emphasis"><text:span text:style-name="T1">x[-1]</text:span></text:span></text:p>
      <text:p text:style-name="P1"><text:span text:style-name="Emphasis"><text:span text:style-name="T1">'g'</text:span></text:span></text:p>
      <text:p text:style-name="P1"><text:span text:style-name="Emphasis"><text:span text:style-name="T1"/></text:span></text:p>
      <text:p text:style-name="P1"><text:span text:style-name="Emphasis"><text:span text:style-name="T1">This will return the slice starting from the 4th element from the end and stopping before the 2nd element from the end.</text:span></text:span></text:p>
      <text:p text:style-name="P1"><text:span text:style-name="Emphasis"><text:span text:style-name="T1">x[-4:-2]</text:span></text:span></text:p>
      <text:p text:style-name="P1"><text:span text:style-name="Emphasis"><text:span text:style-name="T1">'ri'</text:span></text:span></text:p>
      <text:p text:style-name="P1"><text:span text:style-name="Emphasis"><text:span text:style-name="T1"/></text:span></text:p>
      <text:p text:style-name="P1"><text:span text:style-name="Emphasis"><text:span text:style-name="T1">This is a slice from the beginning of the string and stopping before the 3rd element.</text:span></text:span></text:p>
      <text:p text:style-name="P1"><text:span text:style-name="Emphasis"><text:span text:style-name="T1">x[:3]</text:span></text:span></text:p>
      <text:p text:style-name="P1"><text:span text:style-name="Emphasis"><text:span text:style-name="T1">'Thi'</text:span></text:span></text:p>
      <text:p text:style-name="P1"><text:span text:style-name="Emphasis"><text:span text:style-name="T1"/></text:span></text:p>
      <text:p text:style-name="P1"><text:span text:style-name="Emphasis"><text:span text:style-name="T1">And this is a slice starting from the 4th element of the string and going all the way to the end.</text:span></text:span></text:p>
      <text:p text:style-name="P1"><text:span text:style-name="Emphasis"><text:span text:style-name="T1">x[3:]</text:span></text:span></text:p>
      <text:p text:style-name="P1"><text:span text:style-name="Emphasis"><text:span text:style-name="T1">'s is a string'</text:span></text:span></text:p>
      <text:p text:style-name="P1"><text:span text:style-name="Emphasis"><text:span text:style-name="T1">firstname = 'Christopher'</text:span></text:span></text:p>
      <text:p text:style-name="P1"><text:span text:style-name="Emphasis"><text:span text:style-name="T1">lastname = 'Brooks'</text:span></text:span></text:p>
      <text:p text:style-name="P1"><text:span text:style-name="Emphasis"><text:span text:style-name="T1">​</text:span></text:span></text:p>
      <text:p text:style-name="P1"><text:span text:style-name="Emphasis"><text:span text:style-name="T1">print(firstname + ' ' + lastname)</text:span></text:span></text:p>
      <text:p text:style-name="P1"><text:span text:style-name="Emphasis"><text:span text:style-name="T1">print(firstname*3)</text:span></text:span></text:p>
      <text:p text:style-name="P1"><text:span text:style-name="Emphasis"><text:span text:style-name="T1">print('Chris' in firstname)</text:span></text:span></text:p>
      <text:p text:style-name="P1"><text:span text:style-name="Emphasis"><text:span text:style-name="T1">​</text:span></text:span></text:p>
      <text:p text:style-name="P1"><text:span text:style-name="Emphasis"><text:span text:style-name="T1">Christopher Brooks</text:span></text:span></text:p>
      <text:p text:style-name="P1"><text:span text:style-name="Emphasis"><text:span text:style-name="T1">ChristopherChristopherChristopher</text:span></text:span></text:p>
      <text:p text:style-name="P1"><text:span text:style-name="Emphasis"><text:span text:style-name="T1">True</text:span></text:span></text:p>
      <text:p text:style-name="P1"><text:span text:style-name="Emphasis"><text:span text:style-name="T1"/></text:span></text:p>
      <text:p text:style-name="P1"><text:span text:style-name="Emphasis"><text:span text:style-name="T1">`split` returns a list of all the words in a string, or a list split on a specific character.</text:span></text:span></text:p>
      <text:p text:style-name="P1"><text:span text:style-name="Emphasis"><text:span text:style-name="T1">firstname = 'Christopher Arthur Hansen Brooks'.split(' ')[0] # [0] selects the first element of the list</text:span></text:span></text:p>
      <text:p text:style-name="P1"><text:span text:style-name="Emphasis"><text:span text:style-name="T1">lastname = 'Christopher Arthur Hansen Brooks'.split(' ')[-1] # [-1] selects the last element of the list</text:span></text:span></text:p>
      <text:p text:style-name="P1"><text:span text:style-name="Emphasis"><text:span text:style-name="T1">print(firstname)</text:span></text:span></text:p>
      <text:p text:style-name="P1"><text:soft-page-break/><text:span text:style-name="Emphasis"><text:span text:style-name="T1">print(lastname)</text:span></text:span></text:p>
      <text:p text:style-name="P1"><text:span text:style-name="Emphasis"><text:span text:style-name="T1">Christopher</text:span></text:span></text:p>
      <text:p text:style-name="P1"><text:span text:style-name="Emphasis"><text:span text:style-name="T1">Brooks</text:span></text:span></text:p>
      <text:p text:style-name="P1"><text:span text:style-name="Emphasis"><text:span text:style-name="T1"/></text:span></text:p>
      <text:p text:style-name="P1"><text:span text:style-name="Emphasis"><text:span text:style-name="T1">Make sure you convert objects to strings before concatenating.</text:span></text:span></text:p>
      <text:p text:style-name="P1"><text:span text:style-name="Emphasis"><text:span text:style-name="T1">'Chris' + 2</text:span></text:span></text:p>
      <text:p text:style-name="P1"><text:span text:style-name="Emphasis"><text:span text:style-name="T1">---------------------------------------------------------------------------</text:span></text:span></text:p>
      <text:p text:style-name="P1"><text:span text:style-name="Emphasis"><text:span text:style-name="T1">TypeError <text:s text:c="32"/>Traceback (most recent call last)</text:span></text:span></text:p>
      <text:p text:style-name="P1"><text:span text:style-name="Emphasis"><text:span text:style-name="T1">&lt;ipython-input-27-9d01956b24db&gt; in &lt;module&gt;</text:span></text:span></text:p>
      <text:p text:style-name="P1"><text:span text:style-name="Emphasis"><text:span text:style-name="T1">----&gt; 1 'Chris' + 2</text:span></text:span></text:p>
      <text:p text:style-name="P1"><text:span text:style-name="Emphasis"><text:span text:style-name="T1"/></text:span></text:p>
      <text:p text:style-name="P1"><text:span text:style-name="Emphasis"><text:span text:style-name="T1">TypeError: can only concatenate str (not "int") to str</text:span></text:span></text:p>
      <text:p text:style-name="P1"><text:span text:style-name="Emphasis"><text:span text:style-name="T1"/></text:span></text:p>
      <text:p text:style-name="P1"><text:span text:style-name="Emphasis"><text:span text:style-name="T1">'Chris' + str(2)</text:span></text:span></text:p>
      <text:p text:style-name="P1"><text:span text:style-name="Emphasis"><text:span text:style-name="T1"/></text:span></text:p>
      <text:p text:style-name="P1"><text:span text:style-name="Emphasis"><text:span text:style-name="T1">Dictionaries associate keys with values.</text:span></text:span></text:p>
      <text:p text:style-name="P1"><text:span text:style-name="Emphasis"><text:span text:style-name="T1">x = {'Christopher Brooks': 'brooksch@umich.edu', 'Bill Gates': 'billg@microsoft.com'}</text:span></text:span></text:p>
      <text:p text:style-name="P1"><text:span text:style-name="Emphasis"><text:span text:style-name="T1">x['Christopher Brooks'] # Retrieve a value by using the indexing operator</text:span></text:span></text:p>
      <text:p text:style-name="P1"><text:span text:style-name="Emphasis"><text:span text:style-name="T1">​</text:span></text:span></text:p>
      <text:p text:style-name="P1"><text:span text:style-name="Emphasis"><text:span text:style-name="T1">x['Kevyn Collins-Thompson'] = None</text:span></text:span></text:p>
      <text:p text:style-name="P1"><text:span text:style-name="Emphasis"><text:span text:style-name="T1">x['Kevyn Collins-Thompson']</text:span></text:span></text:p>
      <text:p text:style-name="P1"><text:span text:style-name="Emphasis"><text:span text:style-name="T1"/></text:span></text:p>
      <text:p text:style-name="P1"><text:span text:style-name="Emphasis"><text:span text:style-name="T1">Iterate over all of the keys:</text:span></text:span></text:p>
      <text:p text:style-name="P1"><text:span text:style-name="Emphasis"><text:span text:style-name="T1">for name in x:</text:span></text:span></text:p>
      <text:p text:style-name="P1"><text:span text:style-name="Emphasis"><text:span text:style-name="T1"><text:s text:c="4"/>print(x[name])</text:span></text:span></text:p>
      <text:p text:style-name="P1"><text:span text:style-name="Emphasis"><text:span text:style-name="T1"/></text:span></text:p>
      <text:p text:style-name="P1"><text:span text:style-name="Emphasis"><text:span text:style-name="T1">Iterate over all of the values:</text:span></text:span></text:p>
      <text:p text:style-name="P1"><text:span text:style-name="Emphasis"><text:span text:style-name="T1">for email in x.values():</text:span></text:span></text:p>
      <text:p text:style-name="P1"><text:span text:style-name="Emphasis"><text:span text:style-name="T1"><text:s text:c="4"/>print(email)</text:span></text:span></text:p>
      <text:p text:style-name="P1"><text:span text:style-name="Emphasis"><text:span text:style-name="T1"/></text:span></text:p>
      <text:p text:style-name="P1"><text:span text:style-name="Emphasis"><text:span text:style-name="T1">Iterate over all of the items in the list:</text:span></text:span></text:p>
      <text:p text:style-name="P1"><text:span text:style-name="Emphasis"><text:span text:style-name="T1">for name, email in x.items():</text:span></text:span></text:p>
      <text:p text:style-name="P1"><text:span text:style-name="Emphasis"><text:span text:style-name="T1"><text:s text:c="4"/>print(name)</text:span></text:span></text:p>
      <text:p text:style-name="P1"><text:span text:style-name="Emphasis"><text:span text:style-name="T1"><text:s text:c="4"/>print(email)</text:span></text:span></text:p>
      <text:p text:style-name="P1"><text:span text:style-name="Emphasis"><text:span text:style-name="T1"/></text:span></text:p>
      <text:p text:style-name="P1"><text:span text:style-name="Emphasis"><text:span text:style-name="T1">You can unpack a sequence into different variables:</text:span></text:span></text:p>
      <text:p text:style-name="P1"><text:span text:style-name="Emphasis"><text:span text:style-name="T1">x = ('Christopher', 'Brooks', 'brooksch@umich.edu')</text:span></text:span></text:p>
      <text:p text:style-name="P1"><text:span text:style-name="Emphasis"><text:span text:style-name="T1">fname, lname, email = x</text:span></text:span></text:p>
      <text:p text:style-name="P1"><text:span text:style-name="Emphasis"><text:span text:style-name="T1">fname</text:span></text:span></text:p>
      <text:p text:style-name="P1"><text:span text:style-name="Emphasis"><text:span text:style-name="T1">lname</text:span></text:span></text:p>
      <text:p text:style-name="P1"><text:span text:style-name="Emphasis"><text:span text:style-name="T1"/></text:span></text:p>
      <text:p text:style-name="P1"><text:span text:style-name="Emphasis"><text:span text:style-name="T1">Make sure the number of values you are unpacking matches the number of variables being assigned.</text:span></text:span></text:p>
      <text:p text:style-name="P1"><text:span text:style-name="Emphasis"><text:span text:style-name="T1">x = ('Christopher', 'Brooks', 'brooksch@umich.edu', 'Ann Arbor')</text:span></text:span></text:p>
      <text:p text:style-name="P1"><text:span text:style-name="Emphasis"><text:span text:style-name="T1">fname, lname, email = x</text:span></text:span></text:p>
      <text:p text:style-name="P1"><text:span text:style-name="Emphasis"><text:span text:style-name="T1">The Python Programming Language: More on Strings</text:span></text:span></text:p>
      <text:p text:style-name="P1"><text:span text:style-name="Emphasis"><text:span text:style-name="T1">print('Chris' + 2)</text:span></text:span></text:p>
      <text:p text:style-name="P1"><text:span text:style-name="Emphasis"><text:span text:style-name="T1">print('Chris' + str(2))</text:span></text:span></text:p>
      <text:p text:style-name="P1"><text:span text:style-name="Emphasis"><text:span text:style-name="T1"/></text:span></text:p>
      <text:p text:style-name="P1"><text:span text:style-name="Emphasis"><text:span text:style-name="T1">Python has a built in method for convenient string formatting.</text:span></text:span></text:p>
      <text:p text:style-name="P1"><text:span text:style-name="Emphasis"><text:span text:style-name="T1">sales_record = {</text:span></text:span></text:p>
      <text:p text:style-name="P1"><text:soft-page-break/><text:span text:style-name="Emphasis"><text:span text:style-name="T1">'price': 3.24,</text:span></text:span></text:p>
      <text:p text:style-name="P1"><text:span text:style-name="Emphasis"><text:span text:style-name="T1">'num_items': 4,</text:span></text:span></text:p>
      <text:p text:style-name="P1"><text:span text:style-name="Emphasis"><text:span text:style-name="T1">'person': 'Chris'}</text:span></text:span></text:p>
      <text:p text:style-name="P1"><text:span text:style-name="Emphasis"><text:span text:style-name="T1">​</text:span></text:span></text:p>
      <text:p text:style-name="P1"><text:span text:style-name="Emphasis"><text:span text:style-name="T1">sales_statement = '{} bought {} item(s) at a price of {} each for a total of {}'</text:span></text:span></text:p>
      <text:p text:style-name="P1"><text:span text:style-name="Emphasis"><text:span text:style-name="T1">​</text:span></text:span></text:p>
      <text:p text:style-name="P1"><text:span text:style-name="Emphasis"><text:span text:style-name="T1">print(sales_statement.format(sales_record['person'],</text:span></text:span></text:p>
      <text:p text:style-name="P1"><text:span text:style-name="Emphasis"><text:span text:style-name="T1"><text:s text:c="29"/>sales_record['num_items'],</text:span></text:span></text:p>
      <text:p text:style-name="P1"><text:span text:style-name="Emphasis"><text:span text:style-name="T1"><text:s text:c="29"/>sales_record['price'],</text:span></text:span></text:p>
      <text:p text:style-name="P1"><text:span text:style-name="Emphasis"><text:span text:style-name="T1"><text:s text:c="29"/>sales_record['num_items']*sales_record['price']))</text:span></text:span></text:p>
      <text:p text:style-name="P1"><text:span text:style-name="Emphasis"><text:span text:style-name="T1">​</text:span></text:span></text:p>
      <text:p text:style-name="P1"><text:span text:style-name="Emphasis"><text:span text:style-name="T1">Reading and Writing CSV files</text:span></text:span></text:p>
      <text:p text:style-name="P1"><text:span text:style-name="Emphasis"><text:span text:style-name="T1"/></text:span></text:p>
      <text:p text:style-name="P1"><text:span text:style-name="Emphasis"><text:span text:style-name="T1">Let's import our datafile mpg.csv, which contains fuel economy data for 234 cars.</text:span></text:span></text:p>
      <text:p text:style-name="P1"><text:span text:style-name="Emphasis"><text:span text:style-name="T1">mpg : miles per gallon</text:span></text:span></text:p>
      <text:p text:style-name="P1"><text:span text:style-name="Emphasis"><text:span text:style-name="T1">class : car classification</text:span></text:span></text:p>
      <text:p text:style-name="P1"><text:span text:style-name="Emphasis"><text:span text:style-name="T1">cty : city mpg</text:span></text:span></text:p>
      <text:p text:style-name="P1"><text:span text:style-name="Emphasis"><text:span text:style-name="T1">cyl : # of cylinders</text:span></text:span></text:p>
      <text:p text:style-name="P1"><text:span text:style-name="Emphasis"><text:span text:style-name="T1">displ : engine displacement in liters</text:span></text:span></text:p>
      <text:p text:style-name="P1"><text:span text:style-name="Emphasis"><text:span text:style-name="T1">drv : f = front-wheel drive, r = rear wheel drive, 4 = 4wd</text:span></text:span></text:p>
      <text:p text:style-name="P1"><text:span text:style-name="Emphasis"><text:span text:style-name="T1">fl : fuel (e = ethanol E85, d = diesel, r = regular, p = premium, c = CNG)</text:span></text:span></text:p>
      <text:p text:style-name="P1"><text:span text:style-name="Emphasis"><text:span text:style-name="T1">hwy : highway mpg</text:span></text:span></text:p>
      <text:p text:style-name="P1"><text:span text:style-name="Emphasis"><text:span text:style-name="T1">manufacturer : automobile manufacturer</text:span></text:span></text:p>
      <text:p text:style-name="P1"><text:span text:style-name="Emphasis"><text:span text:style-name="T1">model : model of car</text:span></text:span></text:p>
      <text:p text:style-name="P1"><text:span text:style-name="Emphasis"><text:span text:style-name="T1">trans : type of transmission</text:span></text:span></text:p>
      <text:p text:style-name="P1"><text:span text:style-name="Emphasis"><text:span text:style-name="T1">year : model year</text:span></text:span></text:p>
      <text:p text:style-name="P1"><text:span text:style-name="Emphasis"><text:span text:style-name="T1">import csv</text:span></text:span></text:p>
      <text:p text:style-name="P1"><text:span text:style-name="Emphasis"><text:span text:style-name="T1">​</text:span></text:span></text:p>
      <text:p text:style-name="P1"><text:span text:style-name="Emphasis"><text:span text:style-name="T1">%precision 2</text:span></text:span></text:p>
      <text:p text:style-name="P1"><text:span text:style-name="Emphasis"><text:span text:style-name="T1">​</text:span></text:span></text:p>
      <text:p text:style-name="P1"><text:span text:style-name="Emphasis"><text:span text:style-name="T1">with open('mpg.csv') as csvfile:</text:span></text:span></text:p>
      <text:p text:style-name="P1"><text:span text:style-name="Emphasis"><text:span text:style-name="T1"><text:s text:c="4"/>mpg = list(csv.DictReader(csvfile))</text:span></text:span></text:p>
      <text:p text:style-name="P1"><text:span text:style-name="Emphasis"><text:span text:style-name="T1"><text:s text:c="4"/></text:span></text:span></text:p>
      <text:p text:style-name="P1"><text:span text:style-name="Emphasis"><text:span text:style-name="T1">mpg[:3] # The first three dictionaries in our list.</text:span></text:span></text:p>
      <text:p text:style-name="P1"><text:span text:style-name="Emphasis"><text:span text:style-name="T1"/></text:span></text:p>
      <text:p text:style-name="P1"><text:span text:style-name="Emphasis"><text:span text:style-name="T1">`csv.Dictreader` has read in each row of our csv file as a dictionary. `len` shows that our list is comprised of 234 dictionaries.</text:span></text:span></text:p>
      <text:p text:style-name="P1"><text:span text:style-name="Emphasis"><text:span text:style-name="T1">len(mpg)</text:span></text:span></text:p>
      <text:p text:style-name="P1"><text:span text:style-name="Emphasis"><text:span text:style-name="T1"/></text:span></text:p>
      <text:p text:style-name="P1"><text:span text:style-name="Emphasis"><text:span text:style-name="T1">`keys` gives us the column names of our csv.</text:span></text:span></text:p>
      <text:p text:style-name="P1"><text:span text:style-name="Emphasis"><text:span text:style-name="T1">mpg[0].keys()</text:span></text:span></text:p>
      <text:p text:style-name="P1"><text:span text:style-name="Emphasis"><text:span text:style-name="T1"/></text:span></text:p>
      <text:p text:style-name="P1"><text:span text:style-name="Emphasis"><text:span text:style-name="T1">This is how to find the average cty fuel economy across all cars. All values in the dictionaries are strings, so we need to convert to float.</text:span></text:span></text:p>
      <text:p text:style-name="P1"><text:span text:style-name="Emphasis"><text:span text:style-name="T1">sum(float(d['cty']) for d in mpg) / len(mpg)</text:span></text:span></text:p>
      <text:p text:style-name="P1"><text:span text:style-name="Emphasis"><text:span text:style-name="T1"/></text:span></text:p>
      <text:p text:style-name="P1"><text:span text:style-name="Emphasis"><text:span text:style-name="T1">Similarly this is how to find the average hwy fuel economy across all cars.</text:span></text:span></text:p>
      <text:p text:style-name="P1"><text:span text:style-name="Emphasis"><text:span text:style-name="T1">sum(float(d['hwy']) for d in mpg) / len(mpg)</text:span></text:span></text:p>
      <text:p text:style-name="P1"><text:span text:style-name="Emphasis"><text:span text:style-name="T1"/></text:span></text:p>
      <text:p text:style-name="P1"><text:span text:style-name="Emphasis"><text:span text:style-name="T1">Use `set` to return the unique values for the number of cylinders the cars in our dataset have.</text:span></text:span></text:p>
      <text:p text:style-name="P1"><text:soft-page-break/><text:span text:style-name="Emphasis"><text:span text:style-name="T1">cylinders = set(d['cyl'] for d in mpg)</text:span></text:span></text:p>
      <text:p text:style-name="P1"><text:span text:style-name="Emphasis"><text:span text:style-name="T1">cylinders</text:span></text:span></text:p>
      <text:p text:style-name="P1"><text:span text:style-name="Emphasis"><text:span text:style-name="T1"/></text:span></text:p>
      <text:p text:style-name="P1"><text:span text:style-name="Emphasis"><text:span text:style-name="T1">Here's a more complex example where we are grouping the cars by number of cylinder, and finding the average cty mpg for each group.</text:span></text:span></text:p>
      <text:p text:style-name="P1"><text:span text:style-name="Emphasis"><text:span text:style-name="T1">CtyMpgByCyl = []</text:span></text:span></text:p>
      <text:p text:style-name="P1"><text:span text:style-name="Emphasis"><text:span text:style-name="T1">​</text:span></text:span></text:p>
      <text:p text:style-name="P1"><text:span text:style-name="Emphasis"><text:span text:style-name="T1">for c in cylinders: # iterate over all the cylinder levels</text:span></text:span></text:p>
      <text:p text:style-name="P1"><text:span text:style-name="Emphasis"><text:span text:style-name="T1"><text:s text:c="4"/>summpg = 0</text:span></text:span></text:p>
      <text:p text:style-name="P1"><text:span text:style-name="Emphasis"><text:span text:style-name="T1"><text:s text:c="4"/>cyltypecount = 0</text:span></text:span></text:p>
      <text:p text:style-name="P1"><text:span text:style-name="Emphasis"><text:span text:style-name="T1"><text:s text:c="4"/>for d in mpg: # iterate over all dictionaries</text:span></text:span></text:p>
      <text:p text:style-name="P1"><text:span text:style-name="Emphasis"><text:span text:style-name="T1"><text:s text:c="8"/>if d['cyl'] == c: # if the cylinder level type matches,</text:span></text:span></text:p>
      <text:p text:style-name="P1"><text:span text:style-name="Emphasis"><text:span text:style-name="T1"><text:s text:c="12"/>summpg += float(d['cty']) # add the cty mpg</text:span></text:span></text:p>
      <text:p text:style-name="P1"><text:span text:style-name="Emphasis"><text:span text:style-name="T1"><text:s text:c="12"/>cyltypecount += 1 # increment the count</text:span></text:span></text:p>
      <text:p text:style-name="P1"><text:span text:style-name="Emphasis"><text:span text:style-name="T1"><text:s text:c="4"/>CtyMpgByCyl.append((c, summpg / cyltypecount)) # append the tuple ('cylinder', 'avg mpg')</text:span></text:span></text:p>
      <text:p text:style-name="P1"><text:span text:style-name="Emphasis"><text:span text:style-name="T1">​</text:span></text:span></text:p>
      <text:p text:style-name="P1"><text:span text:style-name="Emphasis"><text:span text:style-name="T1">CtyMpgByCyl.sort(key=lambda x: x[0])</text:span></text:span></text:p>
      <text:p text:style-name="P1"><text:span text:style-name="Emphasis"><text:span text:style-name="T1">CtyMpgByCyl</text:span></text:span></text:p>
      <text:p text:style-name="P1"><text:span text:style-name="Emphasis"><text:span text:style-name="T1"/></text:span></text:p>
      <text:p text:style-name="P1"><text:span text:style-name="Emphasis"><text:span text:style-name="T1">Use `set` to return the unique values for the class types in our dataset.</text:span></text:span></text:p>
      <text:p text:style-name="P1"><text:span text:style-name="Emphasis"><text:span text:style-name="T1">vehicleclass = set(d['class'] for d in mpg) # what are the class types</text:span></text:span></text:p>
      <text:p text:style-name="P1"><text:span text:style-name="Emphasis"><text:span text:style-name="T1">vehicleclass</text:span></text:span></text:p>
      <text:p text:style-name="P1"><text:span text:style-name="Emphasis"><text:span text:style-name="T1"/></text:span></text:p>
      <text:p text:style-name="P1"><text:span text:style-name="Emphasis"><text:span text:style-name="T1">And here's an example of how to find the average hwy mpg for each class of vehicle in our dataset.</text:span></text:span></text:p>
      <text:p text:style-name="P1"><text:span text:style-name="Emphasis"><text:span text:style-name="T1">HwyMpgByClass = []</text:span></text:span></text:p>
      <text:p text:style-name="P1"><text:span text:style-name="Emphasis"><text:span text:style-name="T1">​</text:span></text:span></text:p>
      <text:p text:style-name="P1"><text:span text:style-name="Emphasis"><text:span text:style-name="T1">for t in vehicleclass: # iterate over all the vehicle classes</text:span></text:span></text:p>
      <text:p text:style-name="P1"><text:span text:style-name="Emphasis"><text:span text:style-name="T1"><text:s text:c="4"/>summpg = 0</text:span></text:span></text:p>
      <text:p text:style-name="P1"><text:span text:style-name="Emphasis"><text:span text:style-name="T1"><text:s text:c="4"/>vclasscount = 0</text:span></text:span></text:p>
      <text:p text:style-name="P1"><text:span text:style-name="Emphasis"><text:span text:style-name="T1"><text:s text:c="4"/>for d in mpg: # iterate over all dictionaries</text:span></text:span></text:p>
      <text:p text:style-name="P1"><text:span text:style-name="Emphasis"><text:span text:style-name="T1"><text:s text:c="8"/>if d['class'] == t: # if the cylinder amount type matches,</text:span></text:span></text:p>
      <text:p text:style-name="P1"><text:span text:style-name="Emphasis"><text:span text:style-name="T1"><text:s text:c="12"/>summpg += float(d['hwy']) # add the hwy mpg</text:span></text:span></text:p>
      <text:p text:style-name="P1"><text:span text:style-name="Emphasis"><text:span text:style-name="T1"><text:s text:c="12"/>vclasscount += 1 # increment the count</text:span></text:span></text:p>
      <text:p text:style-name="P1"><text:span text:style-name="Emphasis"><text:span text:style-name="T1"><text:s text:c="4"/>HwyMpgByClass.append((t, summpg / vclasscount)) # append the tuple ('class', 'avg mpg')</text:span></text:span></text:p>
      <text:p text:style-name="P1"><text:span text:style-name="Emphasis"><text:span text:style-name="T1">​</text:span></text:span></text:p>
      <text:p text:style-name="P1"><text:span text:style-name="Emphasis"><text:span text:style-name="T1">HwyMpgByClass.sort(key=lambda x: x[1])</text:span></text:span></text:p>
      <text:p text:style-name="P1"><text:span text:style-name="Emphasis"><text:span text:style-name="T1">HwyMpgByClass</text:span></text:span></text:p>
      <text:p text:style-name="P1"><text:span text:style-name="Emphasis"><text:span text:style-name="T1">The Python Programming Language: Dates and Times</text:span></text:span></text:p>
      <text:p text:style-name="P1"><text:span text:style-name="Emphasis"><text:span text:style-name="T1">import datetime as dt</text:span></text:span></text:p>
      <text:p text:style-name="P1"><text:span text:style-name="Emphasis"><text:span text:style-name="T1">import time as tm</text:span></text:span></text:p>
      <text:p text:style-name="P1"><text:span text:style-name="Emphasis"><text:span text:style-name="T1"/></text:span></text:p>
      <text:p text:style-name="P1"><text:span text:style-name="Emphasis"><text:span text:style-name="T1">`time` returns the current time in seconds since the Epoch. (January 1st, 1970)</text:span></text:span></text:p>
      <text:p text:style-name="P1"><text:span text:style-name="Emphasis"><text:span text:style-name="T1">tm.time()</text:span></text:span></text:p>
      <text:p text:style-name="P1"><text:span text:style-name="Emphasis"><text:span text:style-name="T1"/></text:span></text:p>
      <text:p text:style-name="P1"><text:span text:style-name="Emphasis"><text:span text:style-name="T1">Convert the timestamp to datetime.</text:span></text:span></text:p>
      <text:p text:style-name="P1"><text:span text:style-name="Emphasis"><text:span text:style-name="T1">dtnow = dt.datetime.fromtimestamp(tm.time())</text:span></text:span></text:p>
      <text:p text:style-name="P1"><text:span text:style-name="Emphasis"><text:span text:style-name="T1">dtnow</text:span></text:span></text:p>
      <text:p text:style-name="P1"><text:span text:style-name="Emphasis"><text:span text:style-name="T1"/></text:span></text:p>
      <text:p text:style-name="P1"><text:soft-page-break/><text:span text:style-name="Emphasis"><text:span text:style-name="T1">Handy datetime attributes:</text:span></text:span></text:p>
      <text:p text:style-name="P1"><text:span text:style-name="Emphasis"><text:span text:style-name="T1">dtnow.year, dtnow.month, dtnow.day, dtnow.hour, dtnow.minute, dtnow.second # get year, month, day, etc.from a datetime</text:span></text:span></text:p>
      <text:p text:style-name="P1"><text:span text:style-name="Emphasis"><text:span text:style-name="T1"/></text:span></text:p>
      <text:p text:style-name="P1"><text:span text:style-name="Emphasis"><text:span text:style-name="T1">`timedelta` is a duration expressing the difference between two dates.</text:span></text:span></text:p>
      <text:p text:style-name="P1"><text:span text:style-name="Emphasis"><text:span text:style-name="T1">delta = dt.timedelta(days = 100) # create a timedelta of 100 days</text:span></text:span></text:p>
      <text:p text:style-name="P1"><text:span text:style-name="Emphasis"><text:span text:style-name="T1">delta</text:span></text:span></text:p>
      <text:p text:style-name="P1"><text:span text:style-name="Emphasis"><text:span text:style-name="T1"/></text:span></text:p>
      <text:p text:style-name="P1"><text:span text:style-name="Emphasis"><text:span text:style-name="T1">`date.today` returns the current local date.</text:span></text:span></text:p>
      <text:p text:style-name="P1"><text:span text:style-name="Emphasis"><text:span text:style-name="T1">today = dt.date.today()</text:span></text:span></text:p>
      <text:p text:style-name="P1"><text:span text:style-name="Emphasis"><text:span text:style-name="T1">today - delta # the date 100 days ago</text:span></text:span></text:p>
      <text:p text:style-name="P1"><text:span text:style-name="Emphasis"><text:span text:style-name="T1">today &gt; today-delta # compare dates</text:span></text:span></text:p>
      <text:p text:style-name="P1"><text:span text:style-name="Emphasis"><text:span text:style-name="T1">The Python Programming Language: Objects and map()</text:span></text:span></text:p>
      <text:p text:style-name="P1"><text:span text:style-name="Emphasis"><text:span text:style-name="T1"/></text:span></text:p>
      <text:p text:style-name="P1"><text:span text:style-name="Emphasis"><text:span text:style-name="T1">An example of a class in python:</text:span></text:span></text:p>
      <text:p text:style-name="P1"><text:span text:style-name="Emphasis"><text:span text:style-name="T1">class Person:</text:span></text:span></text:p>
      <text:p text:style-name="P1"><text:span text:style-name="Emphasis"><text:span text:style-name="T1"><text:s text:c="4"/>department = 'School of Information' #a class variable</text:span></text:span></text:p>
      <text:p text:style-name="P1"><text:span text:style-name="Emphasis"><text:span text:style-name="T1">​</text:span></text:span></text:p>
      <text:p text:style-name="P1"><text:span text:style-name="Emphasis"><text:span text:style-name="T1"><text:s text:c="4"/>def set_name(self, new_name): #a method</text:span></text:span></text:p>
      <text:p text:style-name="P1"><text:span text:style-name="Emphasis"><text:span text:style-name="T1"><text:s text:c="8"/>self.name = new_name</text:span></text:span></text:p>
      <text:p text:style-name="P1"><text:span text:style-name="Emphasis"><text:span text:style-name="T1"><text:s text:c="4"/>def set_location(self, new_location):</text:span></text:span></text:p>
      <text:p text:style-name="P1"><text:span text:style-name="Emphasis"><text:span text:style-name="T1"><text:s text:c="8"/>self.location = new_location</text:span></text:span></text:p>
      <text:p text:style-name="P1"><text:span text:style-name="Emphasis"><text:span text:style-name="T1">person = Person()</text:span></text:span></text:p>
      <text:p text:style-name="P1"><text:span text:style-name="Emphasis"><text:span text:style-name="T1">person.set_name('Christopher Brooks')</text:span></text:span></text:p>
      <text:p text:style-name="P1"><text:span text:style-name="Emphasis"><text:span text:style-name="T1">person.set_location('Ann Arbor, MI, USA')</text:span></text:span></text:p>
      <text:p text:style-name="P1"><text:span text:style-name="Emphasis"><text:span text:style-name="T1">print('{} live in {} and works in the department {}'.format(person.name, person.location, person.department))</text:span></text:span></text:p>
      <text:p text:style-name="P1"><text:span text:style-name="Emphasis"><text:span text:style-name="T1"/></text:span></text:p>
      <text:p text:style-name="P1"><text:span text:style-name="Emphasis"><text:span text:style-name="T1">Here's an example of mapping the `min` function between two lists.</text:span></text:span></text:p>
      <text:p text:style-name="P1"><text:span text:style-name="Emphasis"><text:span text:style-name="T1">store1 = [10.00, 11.00, 12.34, 2.34]</text:span></text:span></text:p>
      <text:p text:style-name="P1"><text:span text:style-name="Emphasis"><text:span text:style-name="T1">store2 = [9.00, 11.10, 12.34, 2.01]</text:span></text:span></text:p>
      <text:p text:style-name="P1"><text:span text:style-name="Emphasis"><text:span text:style-name="T1">cheapest = map(min, store1, store2)</text:span></text:span></text:p>
      <text:p text:style-name="P1"><text:span text:style-name="Emphasis"><text:span text:style-name="T1">cheapest</text:span></text:span></text:p>
      <text:p text:style-name="P1"><text:span text:style-name="Emphasis"><text:span text:style-name="T1"/></text:span></text:p>
      <text:p text:style-name="P1"><text:span text:style-name="Emphasis"><text:span text:style-name="T1">Now let's iterate through the map object to see the values.</text:span></text:span></text:p>
      <text:p text:style-name="P1"><text:span text:style-name="Emphasis"><text:span text:style-name="T1">for item in cheapest:</text:span></text:span></text:p>
      <text:p text:style-name="P1"><text:span text:style-name="Emphasis"><text:span text:style-name="T1"><text:s text:c="4"/>print(item)</text:span></text:span></text:p>
      <text:p text:style-name="P1"><text:span text:style-name="Emphasis"><text:span text:style-name="T1">The Python Programming Language: Lambda and List Comprehensions</text:span></text:span></text:p>
      <text:p text:style-name="P1"><text:span text:style-name="Emphasis"><text:span text:style-name="T1"/></text:span></text:p>
      <text:p text:style-name="P1"><text:span text:style-name="Emphasis"><text:span text:style-name="T1">Here's an example of lambda that takes in three parameters and adds the first two.</text:span></text:span></text:p>
      <text:p text:style-name="P1"><text:span text:style-name="Emphasis"><text:span text:style-name="T1">my_function = lambda a, b, c : a + b</text:span></text:span></text:p>
      <text:p text:style-name="P1"><text:span text:style-name="Emphasis"><text:span text:style-name="T1">my_function(1, 2, 3)</text:span></text:span></text:p>
      <text:p text:style-name="P1"><text:span text:style-name="Emphasis"><text:span text:style-name="T1"/></text:span></text:p>
      <text:p text:style-name="P1"><text:span text:style-name="Emphasis"><text:span text:style-name="T1">Let's iterate from 0 to 999 and return the even numbers.</text:span></text:span></text:p>
      <text:p text:style-name="P1"><text:span text:style-name="Emphasis"><text:span text:style-name="T1">my_list = []</text:span></text:span></text:p>
      <text:p text:style-name="P1"><text:span text:style-name="Emphasis"><text:span text:style-name="T1">for number in range(0, 1000):</text:span></text:span></text:p>
      <text:p text:style-name="P1"><text:span text:style-name="Emphasis"><text:span text:style-name="T1"><text:s text:c="4"/>if number % 2 == 0:</text:span></text:span></text:p>
      <text:p text:style-name="P1"><text:span text:style-name="Emphasis"><text:span text:style-name="T1"><text:s text:c="8"/>my_list.append(number)</text:span></text:span></text:p>
      <text:p text:style-name="P1"><text:span text:style-name="Emphasis"><text:span text:style-name="T1">my_list</text:span></text:span></text:p>
      <text:p text:style-name="P1"><text:span text:style-name="Emphasis"><text:span text:style-name="T1"/></text:span></text:p>
      <text:p text:style-name="P1"><text:span text:style-name="Emphasis"><text:span text:style-name="T1">Now the same thing but with list comprehension.</text:span></text:span></text:p>
      <text:p text:style-name="P1"><text:soft-page-break/><text:span text:style-name="Emphasis"><text:span text:style-name="T1">my_list = [number for number in range(0,1000) if number % 2 == 0]</text:span></text:span></text:p>
      <text:p text:style-name="P1"><text:span text:style-name="Emphasis"><text:span text:style-name="T1">my_list</text:span></text:span></text:p>
      <text:p text:style-name="P1"><text:span text:style-name="Emphasis"><text:span text:style-name="T1">my_list = [number for number in range(0,1000) if number % 2 == 0]</text:span></text:span></text:p>
      <text:p text:style-name="P1"><text:span text:style-name="Emphasis"><text:span text:style-name="T1">my_list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Lohit Devanagari1" svg:font-family="'Lohit Devanagari'"/>
    <style:font-face style:name="inherit" svg:font-family="inherit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3T10:15:08.979679457</meta:creation-date>
    <dc:date>2021-02-24T14:36:35.358008062</dc:date>
    <meta:editing-duration>PT11M27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8" meta:paragraph-count="297" meta:word-count="1437" meta:character-count="9096" meta:non-whitespace-character-count="7554"/>
  </office:meta>
</office:document-meta>
</file>